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ERVLETS AND JSP</text:p>
      <text:p text:style-name="Standard"/>
      <text:p text:style-name="Standard">WEB APPLICATION BASICS:</text:p>
      <text:p text:style-name="Standard"># Static web Application: application that is on web but have basic </text:p>
      <text:p text:style-name="Standard"><text:s text:c="46"/>things like html, images, videos, etc.</text:p>
      <text:p text:style-name="Standard"># Dynamic web Application: application that is on web and have</text:p>
      <text:p text:style-name="Standard"><text:s text:c="51"/>all the properties of static application </text:p>
      <text:p text:style-name="Standard"><text:s text:c="51"/>but also can communicate with database.</text:p>
      <text:p text:style-name="Standard"/>
      <text:p text:style-name="Standard"><text:s text:c="48"/></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p>
      <text:p text:style-name="Standard"/>
      <text:p text:style-name="Standard"/>
      <text:p text:style-name="Standard"/>
      <text:p text:style-name="Standard"/>
      <text:p text:style-name="Standard"/>
      <text:p text:style-name="Standard">SERVLETS BASIC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p>
      <text:p text:style-name="Standard"># Container is responsible for calling this methods.</text:p>
      <text:p text:style-name="Standard"># Init() method run only one time, good for things like database <text:s text:c="3"/></text:p>
      <text:p text:style-name="Standard"><text:s text:c="3"/>connection as this are one time activity. </text:p>
      <text:p text:style-name="Standard"># In service() method, usually we write business logic and code.</text:p>
      <text:p text:style-name="Standard"># service() method can run any number of times.</text:p>
      <text:p text:style-name="Standard"># destroy() method will only run ones, it is responsibility of <text:s text:c="2"/></text:p>
      <text:p text:style-name="Standard"><text:s text:c="3"/>containerand it is opposite of init() method. </text:p>
      <text:p text:style-name="Standard"/>
      <text:p text:style-name="Standard"><text:tab/></text:p>
      <text:p text:style-name="Standard"/>
      <text:p text:style-name="Standard">WEB APPLICATION FOLDER STRUCTURE:</text:p>
      <text:p text:style-name="Standard">WEBAPP</text:p>
      <text:p text:style-name="Standard"><text:tab/>home.html</text:p>
      <text:p text:style-name="Standard"><text:tab/>login.jsp</text:p>
      <text:p text:style-name="Standard">WEB-INF</text:p>
      <text:p text:style-name="Standard"><text:soft-page-break/><text:tab/>web.xml</text:p>
      <text:p text:style-name="Standard"><text:tab/>classes </text:p>
      <text:p text:style-name="Standard"><text:tab/>lib </text:p>
      <text:p text:style-name="Standard"># WEBAPP  Name of web application.</text:p>
      <text:p text:style-name="Standard"># classes  for classes but now a days it is only used for testing.</text:p>
      <text:p text:style-name="Standard"># lib  all jar files.</text:p>
      <text:p text:style-name="Standard"/>
      <text:p text:style-name="Standard">SERVLETS INTRODUCTION:</text:p>
      <text:p text:style-name="Standard"># Servlets is a technology in java EE, used for developing web application in java.</text:p>
      <text:p text:style-name="Standard"># servlet itself is a java program that runs on a container.</text:p>
      <text:p text:style-name="Standard"><text:s/></text:p>
      <text:p text:style-name="Standard"/>
      <text:p text:style-name="Standard"/>
      <text:p text:style-name="Standard"/>
      <text:p text:style-name="Standard"/>
      <text:p text:style-name="Standard"/>
      <text:p text:style-name="Standard"><text:tab/></text:p>
      <text:p text:style-name="Standard"/>
      <text:p text:style-name="Standard"/>
      <text:p text:style-name="Standard"/>
      <text:p text:style-name="Standard"/>
      <text:p text:style-name="Standard"/>
      <text:p text:style-name="Standard"/>
      <text:p text:style-name="Standard"/>
      <text:p text:style-name="Standard"><text:tab/></text:p>
      <text:p text:style-name="Standard"/>
      <text:p text:style-name="Standard">SERVLETS ANNOTATIONS:</text:p>
      <text:p text:style-name="Standard"># It is used to configure various servlets components.</text:p>
      <text:p text:style-name="Standard"/>
      <text:p text:style-name="Standard">HELLO WORLD SERVLET PROJECT: (project creation)</text:p>
      <text:p text:style-name="Standard"># First click on file and go to new and create “Dynamic web project”.</text:p>
      <text:p text:style-name="Standard"># give it a name and click on next and next one more time.</text:p>
      <text:p text:style-name="Standard"># now tick the check box for generating “.xml” file and click finish.</text:p>
      <text:p text:style-name="Standard">CODE THE SERVLET: (web resource development)</text:p>
      <text:p text:style-name="Standard"># right click on “src” folder and create a new class and give a name “HelloWorldServlet” and also package name.</text:p>
      <text:p text:style-name="Standard"># then click on superclass “Browse” button and select “GenericServelet” and click ok and then finish.</text:p>
      <text:p text:style-name="Standard">package somename;</text:p>
      <text:p text:style-name="Standard"/>
      <text:p text:style-name="Standard">import java.io.IOException;</text:p>
      <text:p text:style-name="Standard"/>
      <text:p text:style-name="Standard">public class HelloWorldServlet extends GenericServlet {</text:p>
      <text:p text:style-name="Standard"><text:s text:c="4"/>@Override</text:p>
      <text:p text:style-name="Standard"><text:s text:c="4"/>public void service(ServletRequest request, ServletResponse response) throws ServletException, IOException {</text:p>
      <text:p text:style-name="Standard"/>
      <text:p text:style-name="Standard"><text:s text:c="8"/>// this line tells the browser that what type of content is going to come back</text:p>
      <text:p text:style-name="Standard"><text:s text:c="8"/>response.setContentType("text/html");</text:p>
      <text:p text:style-name="Standard"/>
      <text:p text:style-name="Standard"><text:s text:c="8"/>// response object give access to web browser</text:p>
      <text:p text:style-name="Standard"/>
      <text:p text:style-name="Standard"><text:soft-page-break/><text:s text:c="8"/>// this line will give data to the web browser</text:p>
      <text:p text:style-name="Standard"><text:s text:c="8"/>PrintWriter out = response.getWriter();</text:p>
      <text:p text:style-name="Standard"/>
      <text:p text:style-name="Standard"><text:s text:c="8"/>// this lines will print on web server</text:p>
      <text:p text:style-name="Standard"><text:s text:c="8"/>out.println("&lt;html&gt;");</text:p>
      <text:p text:style-name="Standard"><text:s text:c="8"/>out.println("&lt;body&gt;");</text:p>
      <text:p text:style-name="Standard"><text:s text:c="8"/>out.println("&lt;h1&gt; Hello Servlet world &lt;/h1&gt;");</text:p>
      <text:p text:style-name="Standard"><text:s text:c="8"/>out.println("&lt;/body&gt;");</text:p>
      <text:p text:style-name="Standard"><text:s text:c="8"/>out.println("&lt;/html&gt;");</text:p>
      <text:p text:style-name="Standard"><text:s text:c="4"/>} </text:p>
      <text:p text:style-name="Standard">}</text:p>
      <text:p text:style-name="Standard"/>
      <text:p text:style-name="Standard">REGISTER THE SERVLET: (create the deployment descriptor)</text:p>
      <text:p text:style-name="Standard"># “web.xml” file is nothing but deployment descriptor.</text:p>
      <text:p text:style-name="Standard"/>
      <text:p text:style-name="Standard">// web.xml file content to register the servlet.</text:p>
      <text:p text:style-name="Standard"/>
      <text:p text:style-name="Standard">&lt;servlet&gt; </text:p>
      <text:p text:style-name="Standard"><text:s text:c="4"/>&lt;servlet-name&gt;HelloServlet&lt;/servlet-name&gt;</text:p>
      <text:p text:style-name="Standard"><text:s text:c="4"/>&lt;servlet-class&gt;package_name.class_name&lt;/servlet-class&gt;</text:p>
      <text:p text:style-name="Standard">&lt;/servlet&gt;</text:p>
      <text:p text:style-name="Standard">&lt;servlet-mapping&gt;</text:p>
      <text:p text:style-name="Standard"><text:s text:c="4"/>&lt;servlet-name&gt;HelloServlet&lt;/servlet-name&gt;</text:p>
      <text:p text:style-name="Standard"><text:s text:c="4"/>&lt;url-pattern&gt;/hello&lt;/url-pattern&gt;</text:p>
      <text:p text:style-name="Standard">&lt;/servlet-mapping&gt;</text:p>
      <text:p text:style-name="Standard"/>
      <text:p text:style-name="Standard">APPLICATION FLOW: (deploying servlet on tomcat server) </text:p>
      <text:p text:style-name="Standard"># right click on “HelloWorldServlet.java” in “src” folder and click on run on server.</text:p>
      <text:p text:style-name="Standard">Note: an error will occur, to resolve that change the last element of url with “hello”.</text:p>
      <text:p text:style-name="Standard"/>
      <text:p text:style-name="Standard"/>
      <text:p text:style-name="Standard">ADDITIONAL USE CASE:</text:p>
      <text:p text:style-name="Standard"># right click on “webcontent” folder and click on new and create a html file.</text:p>
      <text:p text:style-name="Standard"># give a name (numbers.html) and select “webcontent” under ServletBasics in the same window and click finish.</text:p>
      <text:p text:style-name="Standard"/>
      <text:p text:style-name="Standard"/>
      <text:p text:style-name="Standard">&lt;!DOCTYPE html&gt;</text:p>
      <text:p text:style-name="Standard">&lt;html lang="en"&gt;</text:p>
      <text:p text:style-name="Standard">&lt;head&gt;</text:p>
      <text:p text:style-name="Standard"><text:s text:c="4"/>&lt;meta charset="UTF-8"&gt;</text:p>
      <text:p text:style-name="Standard"><text:s text:c="4"/>&lt;meta http-equiv="X-UA-Compatible" content="IE=edge"&gt;</text:p>
      <text:p text:style-name="Standard"><text:s text:c="4"/>&lt;meta name="viewport" content="width=device-width, initial-scale=1.0"&gt;</text:p>
      <text:p text:style-name="Standard"><text:s text:c="4"/>&lt;title&gt;Document&lt;/title&gt;</text:p>
      <text:p text:style-name="Standard">&lt;/head&gt;</text:p>
      <text:p text:style-name="Standard">&lt;body&gt;</text:p>
      <text:p text:style-name="Standard"><text:s text:c="4"/>&lt;form&gt;</text:p>
      <text:p text:style-name="Standard"><text:s text:c="8"/>&lt;h2&gt;Enter the Numbers:&lt;/h2&gt;</text:p>
      <text:p text:style-name="Standard"><text:s text:c="8"/>Number1: &lt;input type="text" name="number1"/&gt;&lt;br/&gt;</text:p>
      <text:p text:style-name="Standard"><text:s text:c="8"/>Number2: &lt;input type="text" name="number2"/&gt;&lt;br/&gt;</text:p>
      <text:p text:style-name="Standard"><text:s text:c="8"/>&lt;input type="submit" name="submit"/&gt;</text:p>
      <text:p text:style-name="Standard"><text:s text:c="4"/>&lt;/form&gt;</text:p>
      <text:p text:style-name="Standard"><text:soft-page-break/>&lt;/body&gt;</text:p>
      <text:p text:style-name="Standard">&lt;/html&gt;</text:p>
      <text:p text:style-name="Standard"/>
      <text:p text:style-name="Standard">CREATE THE SERVLET:</text:p>
      <text:p text:style-name="Standard"># right click on package and create a new class, give a name (AdditionServlet), then click on browse and select “GenericServlet” and hit finish.</text:p>
      <text:p text:style-name="Standard"/>
      <text:p text:style-name="Standard">package somename;</text:p>
      <text:p text:style-name="Standard"/>
      <text:p text:style-name="Standard">import java.io.IOException;</text:p>
      <text:p text:style-name="Standard"/>
      <text:p text:style-name="Standard">public class HelloWorldServlet extends GenericServlet {</text:p>
      <text:p text:style-name="Standard"><text:s text:c="4"/>@Override</text:p>
      <text:p text:style-name="Standard"><text:s text:c="4"/>public void service(ServletRequest request, ServletResponse response) throws ServletException, IOException {</text:p>
      <text:p text:style-name="Standard"/>
      <text:p text:style-name="Standard"><text:s text:c="8"/>if (request.getParamater("number1") != null &amp;&amp; request.getParamater("number2") != null) {</text:p>
      <text:p text:style-name="Standard"><text:s text:c="12"/>Long num1 = Long.parseLong(request.getParamater("number1"));</text:p>
      <text:p text:style-name="Standard"><text:s text:c="12"/>Long num2 = Long.parseLong(request.getParamater("number2"));</text:p>
      <text:p text:style-name="Standard"/>
      <text:p text:style-name="Standard"><text:s text:c="12"/>printWriter out = response.getWriter();</text:p>
      <text:p text:style-name="Standard"><text:s text:c="12"/>out.println("TheResult is " + (num1 + num2) );</text:p>
      <text:p text:style-name="Standard"><text:s text:c="8"/>}</text:p>
      <text:p text:style-name="Standard"/>
      <text:p text:style-name="Standard"><text:s text:c="8"/></text:p>
      <text:p text:style-name="Standard"><text:s text:c="4"/>} </text:p>
      <text:p text:style-name="Standard">}</text:p>
      <text:p text:style-name="Standard"/>
      <text:p text:style-name="Standard">REGISTER THE SERVLET:</text:p>
      <text:p text:style-name="Standard"># add a new servlet tag as done in previous example in the same “web.xml” file.</text:p>
      <text:p text:style-name="Standard">&lt;servlet&gt; </text:p>
      <text:p text:style-name="Standard"><text:s text:c="4"/>&lt;servlet-name&gt;AdditionServlet&lt;/servlet-name&gt;</text:p>
      <text:p text:style-name="Standard"><text:s text:c="4"/>&lt;servlet-class&gt;package_name.class_name&lt;/servlet-class&gt;</text:p>
      <text:p text:style-name="Standard">&lt;/servlet&gt;</text:p>
      <text:p text:style-name="Standard">&lt;servlet-mapping&gt;</text:p>
      <text:p text:style-name="Standard"><text:s text:c="4"/>&lt;servlet-name&gt;AdditionServlet&lt;/servlet-name&gt;</text:p>
      <text:p text:style-name="Standard"><text:s text:c="4"/>&lt;url-pattern&gt;/additionServlet&lt;/url-pattern&gt;</text:p>
      <text:p text:style-name="Standard">&lt;servlet-mapping&gt;</text:p>
      <text:p text:style-name="Standard"/>
      <text:p text:style-name="Standard">ADDITION APPLICATION FLOW:</text:p>
      <text:p text:style-name="Standard">&lt;!DOCTYPE html&gt;</text:p>
      <text:p text:style-name="Standard">&lt;html lang="en"&gt;</text:p>
      <text:p text:style-name="Standard">&lt;head&gt;</text:p>
      <text:p text:style-name="Standard"><text:s text:c="4"/>&lt;meta charset="UTF-8"&gt;</text:p>
      <text:p text:style-name="Standard"><text:s text:c="4"/>&lt;meta http-equiv="X-UA-Compatible" content="IE=edge"&gt;</text:p>
      <text:p text:style-name="Standard"><text:s text:c="4"/>&lt;meta name="viewport" content="width=device-width, initial-scale=1.0"&gt;</text:p>
      <text:p text:style-name="Standard"><text:s text:c="4"/>&lt;title&gt;Document&lt;/title&gt;</text:p>
      <text:p text:style-name="Standard">&lt;/head&gt;</text:p>
      <text:p text:style-name="Standard">&lt;body&gt;</text:p>
      <text:p text:style-name="Standard"><text:s text:c="4"/>&lt;form action=“additionServlet”&gt;</text:p>
      <text:p text:style-name="Standard"><text:s text:c="8"/>&lt;h2&gt;Enter the Numbers:&lt;/h2&gt;</text:p>
      <text:p text:style-name="Standard"><text:s text:c="8"/>Number1: &lt;input type="text" name="number1"/&gt;&lt;br/&gt;</text:p>
      <text:p text:style-name="Standard"><text:soft-page-break/><text:s text:c="8"/>Number2: &lt;input type="text" name="number2"/&gt;&lt;br/&gt;</text:p>
      <text:p text:style-name="Standard"><text:s text:c="8"/>&lt;input type="submit" name="submit"/&gt;</text:p>
      <text:p text:style-name="Standard"><text:s text:c="4"/>&lt;/form&gt;</text:p>
      <text:p text:style-name="Standard">&lt;/body&gt;</text:p>
      <text:p text:style-name="Standard">&lt;/html&gt;</text:p>
      <text:p text:style-name="Standard"/>
      <text:p text:style-name="Standard"># run the “numbers.html” file on server.</text:p>
      <text:p text:style-name="Standard"/>
      <text:p text:style-name="Standard"/>
      <text:p text:style-name="Standard">JDBC BASIC CONCEPTS:</text:p>
      <text:p text:style-name="Standard">JDBC ARCHITECTURE INTRODUC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JDBC Client  this is the application code which we are</text:p>
      <text:p text:style-name="Standard"><text:s text:c="30"/>developing.</text:p>
      <text:p text:style-name="Standard"># JDBC API  standard api from oracle which we have to learn. </text:p>
      <text:p text:style-name="Standard"># JDBC Driver  interface between JBDC client and database.</text:p>
      <text:p text:style-name="Standard"># Driver Manager  used for connection to database.</text:p>
      <text:p text:style-name="Standard">JDBC API:</text:p>
      <text:p text:style-name="Standard"># JDBC api is a part of “java.sql.*;” package.</text:p>
      <text:p text:style-name="Standard"># this api consist of several interfaces and classes (connection, </text:p>
      <text:p text:style-name="Standard"><text:s text:c="3"/>Statement, ResultSet, etc).</text:p>
      <text:p text:style-name="Standard"/>
      <text:p text:style-name="Standard">JDBC DRIVER:</text:p>
      <text:p text:style-name="Standard"># convert java code to database code and do the vice versa </text:p>
      <text:p text:style-name="Standard"><text:s text:c="3"/>also.</text:p>
      <text:p text:style-name="Standard">JDBC CLIENT:</text:p>
      <text:p text:style-name="Standard"># this is the application code which we are developing.</text:p>
      <text:p text:style-name="Standard"># <text:s/>In this we connect to database , perform CRUD, process the </text:p>
      <text:p text:style-name="Standard"><text:s text:c="5"/>response, Handle the Exceptions, Do transaction </text:p>
      <text:p text:style-name="Standard"><text:s text:c="5"/>management, close the connection.</text:p>
      <text:p text:style-name="Standard"/>
      <text:p text:style-name="Standard">DRIVER MANAGER:</text:p>
      <text:p text:style-name="Standard"># It is used only one time for the connection purpose.</text:p>
      <text:p text:style-name="Standard"># It is used to find the correct driver for the database.</text:p>
      <text:p text:style-name="Standard"/>
      <text:p text:style-name="Standard"/>
      <text:p text:style-name="Standard">JDBC IN ACTION:</text:p>
      <text:p text:style-name="Standard"># In this you will learn about CRUD (create,read,update,delete) </text:p>
      <text:p text:style-name="Standard"><text:s text:c="3"/>operations.</text:p>
      <text:p text:style-name="Standard">CREATE THE ACCOUNT TABLE:</text:p>
      <text:p text:style-name="Standard">Create database mydb;</text:p>
      <text:p text:style-name="Standard">use mydb;</text:p>
      <text:p text:style-name="Standard">create table account( accno int, lastname varchar(25), firstname varchar(25),bal int);</text:p>
      <text:p text:style-name="Standard"><text:soft-page-break/>select * from account;</text:p>
      <text:p text:style-name="Standard">STEPS TO PERFORM CRUD OPERATION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JDBC PROJECT CREATION:</text:p>
      <text:p text:style-name="Standard"># click on file then click on new and create java project and give </text:p>
      <text:p text:style-name="Standard"><text:s text:c="4"/>a name (JDBCBasics) and hit finish.</text:p>
      <text:p text:style-name="Standard"># right click on the project folder and click new and create new</text:p>
      <text:p text:style-name="Standard"><text:s text:c="3"/>folder and name it as “lib”. (this folder is created to put the </text:p>
      <text:p text:style-name="Standard"><text:s text:c="3"/>“Driver jar file”) </text:p>
      <text:p text:style-name="Standard">CONFIGER THE DRIVER JAR:</text:p>
      <text:p text:style-name="Standard"># go to chrome and download “mysql connector j” zip file and </text:p>
      <text:p text:style-name="Standard"><text:s text:c="3"/>extract it.</text:p>
      <text:p text:style-name="Standard"># copy the “mysql connector.jar” file and paste it in the “lib” </text:p>
      <text:p text:style-name="Standard"><text:s text:c="3"/>folder which we have created in our project.</text:p>
      <text:p text:style-name="Standard"># NOW it is time to add that jar file to our project class path.</text:p>
      <text:p text:style-name="Standard"># right click on the project and go to properties and click on </text:p>
      <text:p text:style-name="Standard"><text:s text:c="3"/>java build path and then click on libries tab and then click on </text:p>
      <text:p text:style-name="Standard"><text:s text:c="3"/>“Add JARs” <text:s/>and locate the jar file in our project lib folder.</text:p>
      <text:p text:style-name="Standard"/>
      <text:p text:style-name="Standard">NOTE: If you are getting null pointer exception the watch video</text:p>
      <text:p text:style-name="Standard"><text:s text:c="12"/>45 and 46.</text:p>
      <text:p text:style-name="Standard"/>
      <text:p text:style-name="Standard"/>
      <text:p text:style-name="Standard"/>
      <text:p text:style-name="Standard"/>
      <text:p text:style-name="Standard"/>
      <text:p text:style-name="Standard">CONNECT TO THE DATABASE:</text:p>
      <text:p text:style-name="Standard"># right click on “src” folder and create a new class and give a </text:p>
      <text:p text:style-name="Standard"><text:s text:c="3"/>name (AccountDAO) and also a package name and hit finish.</text:p>
      <text:p text:style-name="Standard"/>
      <text:p text:style-name="Standard">package somename;</text:p>
      <text:p text:style-name="Standard"/>
      <text:p text:style-name="Standard">import java.sql.Connection;</text:p>
      <text:p text:style-name="Standard">import java.sql.DriverManager;</text:p>
      <text:p text:style-name="Standard">import java.sql.SQLException;</text:p>
      <text:p text:style-name="Standard"/>
      <text:p text:style-name="Standard">public class AccountDAO {</text:p>
      <text:p text:style-name="Standard"><text:s text:c="4"/>public static void main(String[] args) {</text:p>
      <text:p text:style-name="Standard"><text:s text:c="8"/>try {</text:p>
      <text:p text:style-name="Standard"><text:s text:c="12"/>Connection connection = DriverManager.getConnection("jdbc:mysql://localhost/mydb","root","Narendra$26");</text:p>
      <text:p text:style-name="Standard"><text:soft-page-break/><text:s text:c="12"/>System.out.println(connection);</text:p>
      <text:p text:style-name="Standard"><text:s text:c="8"/>} catch (SQLException e) {</text:p>
      <text:p text:style-name="Standard"><text:s text:c="12"/>e.printStackTrace();</text:p>
      <text:p text:style-name="Standard"><text:s text:c="8"/>}</text:p>
      <text:p text:style-name="Standard"><text:s text:c="4"/>}</text:p>
      <text:p text:style-name="Standard">}</text:p>
      <text:p text:style-name="Standard">CONNECTION STRING:</text:p>
      <text:p text:style-name="Standard">("jdbc:mysql://localhost/mydb","root","Narendra$26"</text:p>
      <text:p text:style-name="Standard"># this is connection string.</text:p>
      <text:p text:style-name="Standard"># jdbc  it is protocol</text:p>
      <text:p text:style-name="Standard"><text:s text:c="3"/>mysql  because it is mysql database for different </text:p>
      <text:p text:style-name="Standard"><text:s text:c="20"/>database it will be different.</text:p>
      <text:p text:style-name="Standard"><text:s text:c="3"/>localhost  this is machine name, you can use ip </text:p>
      <text:p text:style-name="Standard"><text:s text:c="26"/>address if it is running on server.</text:p>
      <text:p text:style-name="Standard"><text:s text:c="3"/>mydb  name of database.</text:p>
      <text:p text:style-name="Standard"><text:s text:c="3"/>root  user name</text:p>
      <text:p text:style-name="Standard"><text:s text:c="3"/>Narendra$26  database password</text:p>
      <text:p text:style-name="Standard"/>
      <text:p text:style-name="Standard">JDBC STATEMENT:</text:p>
      <text:p text:style-name="Standard"># using this we are going to execute the sql queries.</text:p>
      <text:p text:style-name="Standard"/>
      <text:p text:style-name="Standard"/>
      <text:p text:style-name="Standard"/>
      <text:p text:style-name="Standard"/>
      <text:p text:style-name="Standard"/>
      <text:p text:style-name="Standard"/>
      <text:p text:style-name="Standard"/>
      <text:p text:style-name="Standard"># executeUpdate() method is for DML sql commands.</text:p>
      <text:p text:style-name="Standard"># executeQuery() method is for DQL sql commands.</text:p>
      <text:p text:style-name="Standard"/>
      <text:p text:style-name="Standard">CREATE AN ACCOUNT:</text:p>
      <text:p text:style-name="Standard"># in this we will put some data in account table in the database.</text:p>
      <text:p text:style-name="Standard"/>
      <text:p text:style-name="Standard">package somename;</text:p>
      <text:p text:style-name="Standard"/>
      <text:p text:style-name="Standard">import java.sql.Connection;</text:p>
      <text:p text:style-name="Standard">import java.sql.DriverManager;</text:p>
      <text:p text:style-name="Standard">import java.sql.SQLException;</text:p>
      <text:p text:style-name="Standard"/>
      <text:p text:style-name="Standard">public class AccountDAO {</text:p>
      <text:p text:style-name="Standard"><text:s text:c="4"/>public static void main(String[] args) {</text:p>
      <text:p text:style-name="Standard"><text:s text:c="8"/>try {</text:p>
      <text:p text:style-name="Standard"><text:s text:c="12"/>Connection connection = DriverManager.getConnection("jdbc:mysql://localhost/mydb","root","Narendra$26");</text:p>
      <text:p text:style-name="Standard"><text:s text:c="12"/>System.out.println(connection);</text:p>
      <text:p text:style-name="Standard"><text:s text:c="12"/>Statement statement = connection.createStatement();</text:p>
      <text:p text:style-name="Standard"><text:s text:c="12"/>int result = statement.executeUpdate("insert into account values(1,"sharma","Narendra",5000)");</text:p>
      <text:p text:style-name="Standard"><text:s text:c="12"/>System.out.println(result+ "rows got inserted");</text:p>
      <text:p text:style-name="Standard"><text:s text:c="8"/>} catch (SQLException e) {</text:p>
      <text:p text:style-name="Standard"><text:s text:c="12"/>e.printStackTrace();</text:p>
      <text:p text:style-name="Standard"><text:s text:c="8"/>}</text:p>
      <text:p text:style-name="Standard"><text:soft-page-break/><text:s text:c="4"/>}</text:p>
      <text:p text:style-name="Standard">}</text:p>
      <text:p text:style-name="Standard"/>
      <text:p text:style-name="Standard">UPDATE THE BALACNCE:</text:p>
      <text:p text:style-name="Standard">int result = statement.executeUpdate("update account set bal=10000 where accno=1");</text:p>
      <text:p text:style-name="Standard"><text:s text:c="12"/>System.out.println(result+ "rows got inserted");</text:p>
      <text:p text:style-name="Standard"><text:s/># right click and run as java application.</text:p>
      <text:p text:style-name="Standard"/>
      <text:p text:style-name="Standard">DELETE THE ACCOUNT:</text:p>
      <text:p text:style-name="Standard">int result = statement.executeUpdate("delete from account where accno=1");</text:p>
      <text:p text:style-name="Standard"><text:s text:c="12"/>System.out.println(result+ "rows got deleted");</text:p>
      <text:p text:style-name="Standard"/>
      <text:p text:style-name="Standard">JDBC STEPS TO READ DATA:</text:p>
      <text:p text:style-name="Standard"/>
      <text:p text:style-name="Standard"/>
      <text:p text:style-name="Standard"/>
      <text:p text:style-name="Standard"/>
      <text:p text:style-name="Standard"/>
      <text:p text:style-name="Standard"/>
      <text:p text:style-name="Standard"/>
      <text:p text:style-name="Standard">JDBC RESULTSET:</text:p>
      <text:p text:style-name="Standard"># the ResultSet interface in jdbc api is used to handle the data that comes back when we execute the select query.</text:p>
      <text:p text:style-name="Standard"># it is object oriented representation of table record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next() method will read record one by one.</text:p>
      <text:p text:style-name="Standard"># getXXX() method is to get a particular column detail.</text:p>
      <text:p text:style-name="Standard"><text:tab/>where XXX is the data type of the column.</text:p>
      <text:p text:style-name="Standard"/>
      <text:p text:style-name="Standard">READING THE ACCOUNTS:</text:p>
      <text:p text:style-name="Standard"># please add some data to account table in the database.</text:p>
      <text:p text:style-name="Standard"/>
      <text:p text:style-name="Standard">ResultSet rs = statement.executeQuery("select * from account");</text:p>
      <text:p text:style-name="Standard"/>
      <text:p text:style-name="Standard"/>
      <text:p text:style-name="Standard"/>
      <text:p text:style-name="Standard">NAVAGATING THE RESULTSET:</text:p>
      <text:p text:style-name="Standard">ResultSet rs = statement.executeQuery("select * from account");</text:p>
      <text:p text:style-name="Standard">While(rs.next()){</text:p>
      <text:p text:style-name="Standard"><text:tab/>System.out.println(rs.getString(3));</text:p>
      <text:p text:style-name="Standard"><text:tab/>System.out.println(rs.getString(2));</text:p>
      <text:p text:style-name="Standard"><text:tab/>System.out.println(rs.getInt(4));</text:p>
      <text:p text:style-name="Standard">}</text:p>
      <text:p text:style-name="Standard"/>
      <text:p text:style-name="Standard"><text:soft-page-break/>CLEAN UP JDBC RESOURCES:</text:p>
      <text:p text:style-name="Standard"># clean up means closing the connection, statement, ResultSet objects.</text:p>
      <text:p text:style-name="Standard"># we usually do this closing stuff in finally block but from java 7 we put </text:p>
      <text:p text:style-name="Standard"><text:s text:c="3"/>all that object in try block so we don’t need to close it Explicitly.</text:p>
      <text:p text:style-name="Standard"/>
      <text:p text:style-name="Standard">try ( Connection connection = DriverManager.getConnection("jdbc:mysql://localhost/mydb","root","Narendra$26"); Statement statement = connection.createStatement(); ResultSet rs = statement.executeQuery("select * from account");) {</text:p>
      <text:p text:style-name="Standard"><text:tab/><text:tab/>//try block code</text:p>
      <text:p text:style-name="Standard">}</text:p>
      <text:p text:style-name="Standard"><text:s/></text:p>
      <text:p text:style-name="Standard"><text:s text:c="12"/></text:p>
      <text:p text:style-name="Standard"/>
      <text:p text:style-name="Standard">If you want to close it Explicitly in finally block:</text:p>
      <text:p text:style-name="Standard">finally{</text:p>
      <text:p text:style-name="Standard">connection.close();</text:p>
      <text:p text:style-name="Standard">rs.close();</text:p>
      <text:p text:style-name="Standard">statement.close();</text:p>
      <text:p text:style-name="Standard">}</text:p>
      <text:p text:style-name="Standard">THE SERVICE PROVIDER MACHANISM:</text:p>
      <text:p text:style-name="Standard"/>
      <text:p text:style-name="Standard">BUILDING DYNAMIC WEB APPLICATION:</text:p>
      <text:p text:style-name="Standard">GET VS POST:</text:p>
      <text:p text:style-name="Standard"># Get method is default method if we did not specify post method then</text:p>
      <text:p text:style-name="Standard"><text:s text:c="3"/>by default Get method will be used.</text:p>
      <text:p text:style-name="Standard"># we need to Mention POST method explicitly. ( form method=”post”..)</text:p>
      <text:p text:style-name="Standard"># GET is meant for getting the data.</text:p>
      <text:p text:style-name="Standard"># POST is used for submit the data.</text:p>
      <text:p text:style-name="Standard"># get method does not have body but post method does.</text:p>
      <text:p text:style-name="Standard"># when we have sensitive data we don’t use get we use post.</text:p>
      <text:p text:style-name="Standard"># using get we can send very small amount of data but by post we can </text:p>
      <text:p text:style-name="Standard"><text:s text:c="3"/>send large amount of data.</text:p>
      <text:p text:style-name="Standard"># get method is idempotent (can use as many times because we are just getting the data/retrieving the data and not changing the data) but post is not idempotent because post is used to post/change the data, so we cannot use many number of times.</text:p>
      <text:p text:style-name="Standard">USER APPLICATION USE CASE:</text:p>
      <text:p text:style-name="Standard"># create a dynamic web project and give a name (UserApp) and hit finish.</text:p>
      <text:p text:style-name="Standard"><text:s/></text:p>
      <text:p text:style-name="Standard">ADDING THE MYSQL DRIVER JAR:</text:p>
      <text:p text:style-name="Standard"># copy the mysql connector jar file and paste it in lib which is in web-INF folder.</text:p>
      <text:p text:style-name="Standard">NOTE: it is more easy to add mysql connector jar file in dynamic web project, because no need to set the build path, it automatically set the build the path when we paste it in that lib folder inside web-INF folder.</text:p>
      <text:p text:style-name="Standard"/>
      <text:p text:style-name="Standard"/>
      <text:p text:style-name="Standard">CREATE THE USER TABLE:</text:p>
      <text:p text:style-name="Standard"># use mydb;</text:p>
      <text:p text:style-name="Standard"><text:s text:c="3"/>create table user (firstName varchar(20), lastName varchar(20), email </text:p>
      <text:p text:style-name="Standard"><text:s text:c="3"/>varchar(20), password varchar(20));</text:p>
      <text:p text:style-name="Standard"/>
      <text:p text:style-name="Standard">CREATE THE USER SERVLET:</text:p>
      <text:p text:style-name="Standard"><text:soft-page-break/># paste both addUser.html and updateUser.html files directly under the WebContent folder.</text:p>
      <text:p text:style-name="Standard">addUser.html file:</text:p>
      <text:p text:style-name="Standard"><text:tab/>&lt;!DOCTYPE html&gt;</text:p>
      <text:p text:style-name="Standard"><text:tab/>&lt;html&gt;</text:p>
      <text:p text:style-name="Standard"><text:tab/>&lt;head&gt;</text:p>
      <text:p text:style-name="Standard"><text:tab/>&lt;meta charset="UTF-8"&gt;</text:p>
      <text:p text:style-name="Standard"><text:tab/>&lt;title&gt;Add User&lt;/title&gt;</text:p>
      <text:p text:style-name="Standard"><text:tab/>&lt;/head&gt;</text:p>
      <text:p text:style-name="Standard"><text:tab/>&lt;body&gt;</text:p>
      <text:p text:style-name="Standard"><text:tab/>&lt;h1&gt;User Registration:&lt;/h1&gt;</text:p>
      <text:p text:style-name="Standard"><text:tab/>&lt;form method="post" action="addServlet"&gt;</text:p>
      <text:p text:style-name="Standard"><text:tab/>&lt;table&gt;</text:p>
      <text:p text:style-name="Standard"><text:tab/>&lt;tr&gt;</text:p>
      <text:p text:style-name="Standard"><text:tab/>&lt;td&gt;First Name:&lt;/td&gt;</text:p>
      <text:p text:style-name="Standard"><text:tab/>&lt;td&gt;&lt;input name="firstName" /&gt;&lt;/td&gt;</text:p>
      <text:p text:style-name="Standard"><text:tab/>&lt;/tr&gt;</text:p>
      <text:p text:style-name="Standard"><text:tab/>&lt;tr&gt;</text:p>
      <text:p text:style-name="Standard"><text:tab/>&lt;td&gt;Last Name :&lt;/td&gt;</text:p>
      <text:p text:style-name="Standard"><text:tab/>&lt;td&gt;&lt;input name="lastName" /&gt;&lt;/td&gt;</text:p>
      <text:p text:style-name="Standard"><text:tab/>&lt;/tr&gt;</text:p>
      <text:p text:style-name="Standard"><text:tab/>&lt;tr&gt;</text:p>
      <text:p text:style-name="Standard"><text:tab/>&lt;td&gt;Email:&lt;/td&gt;</text:p>
      <text:p text:style-name="Standard"><text:tab/>&lt;td&gt;&lt;input name="email" /&gt;&lt;/td&gt;</text:p>
      <text:p text:style-name="Standard"><text:tab/>&lt;/tr&gt;</text:p>
      <text:p text:style-name="Standard"><text:tab/>&lt;tr&gt;</text:p>
      <text:p text:style-name="Standard"><text:tab/>&lt;td&gt;Password:&lt;/td&gt;</text:p>
      <text:p text:style-name="Standard"><text:tab/>&lt;td&gt;&lt;input name="password" type="password" /&gt;&lt;/td&gt;</text:p>
      <text:p text:style-name="Standard"><text:tab/>&lt;/tr&gt;</text:p>
      <text:p text:style-name="Standard"><text:tab/>&lt;tr&gt;</text:p>
      <text:p text:style-name="Standard"><text:tab/>&lt;td /&gt;</text:p>
      <text:p text:style-name="Standard"><text:tab/>&lt;td&gt;&lt;input type="submit" value="Add" /&gt;&lt;/td&gt;</text:p>
      <text:p text:style-name="Standard"><text:tab/>&lt;/table&gt;</text:p>
      <text:p text:style-name="Standard"><text:tab/>&lt;/form&gt;</text:p>
      <text:p text:style-name="Standard"><text:tab/>&lt;/body&gt;</text:p>
      <text:p text:style-name="Standard"><text:tab/>&lt;/html&gt;</text:p>
      <text:p text:style-name="Standard">updateUser.html file:</text:p>
      <text:p text:style-name="Standard"><text:tab/>&lt;!DOCTYPE html&gt;</text:p>
      <text:p text:style-name="Standard"><text:tab/>&lt;html&gt;</text:p>
      <text:p text:style-name="Standard"><text:tab/>&lt;head&gt;</text:p>
      <text:p text:style-name="Standard"><text:tab/>&lt;meta charset="UTF-8"&gt;</text:p>
      <text:p text:style-name="Standard"><text:tab/>&lt;title&gt;Update User&lt;/title&gt;</text:p>
      <text:p text:style-name="Standard"><text:tab/>&lt;/head&gt;</text:p>
      <text:p text:style-name="Standard"><text:tab/>&lt;body&gt;</text:p>
      <text:p text:style-name="Standard"><text:tab/>&lt;h1&gt;Update User:&lt;/h1&gt;</text:p>
      <text:p text:style-name="Standard"><text:tab/>&lt;form method="post" action="updateServlet"&gt;</text:p>
      <text:p text:style-name="Standard"><text:tab/>&lt;table&gt;</text:p>
      <text:p text:style-name="Standard"><text:tab/>&lt;tr&gt;</text:p>
      <text:p text:style-name="Standard"><text:tab/>&lt;td&gt;Email:&lt;/td&gt;</text:p>
      <text:p text:style-name="Standard"><text:tab/>&lt;td&gt;&lt;input name="email" /&gt;&lt;/td&gt;</text:p>
      <text:p text:style-name="Standard"><text:tab/>&lt;/tr&gt;</text:p>
      <text:p text:style-name="Standard"><text:tab/></text:p>
      <text:p text:style-name="Standard"><text:tab/>&lt;tr&gt;</text:p>
      <text:p text:style-name="Standard"><text:soft-page-break/><text:tab/>&lt;td&gt;Password:&lt;/td&gt;</text:p>
      <text:p text:style-name="Standard"><text:tab/>&lt;td&gt;&lt;input name="password" type="password" /&gt;&lt;/td&gt;</text:p>
      <text:p text:style-name="Standard"><text:tab/>&lt;/tr&gt;</text:p>
      <text:p text:style-name="Standard"><text:tab/>&lt;tr&gt;</text:p>
      <text:p text:style-name="Standard"><text:tab/>&lt;td /&gt;</text:p>
      <text:p text:style-name="Standard"><text:tab/>&lt;td&gt;&lt;input type="submit" value="Update" /&gt;&lt;/td&gt;</text:p>
      <text:p text:style-name="Standard"><text:tab/>&lt;/table&gt;</text:p>
      <text:p text:style-name="Standard"><text:tab/>&lt;/form&gt;</text:p>
      <text:p text:style-name="Standard"><text:tab/>&lt;/body&gt;</text:p>
      <text:p text:style-name="Standard"><text:tab/>&lt;/html&gt;</text:p>
      <text:p text:style-name="Standard"/>
      <text:p text:style-name="Standard"># right click on the “src” for and then click on new and then click on servlet, give some package name and class name (CreateUserServlet) and hit finish.</text:p>
      <text:p text:style-name="Standard"># <text:s/>in the “CreateUserServlet.java” file Replace the “/CreateUserServlet” to “/addServlet”.</text:p>
      <text:p text:style-name="Standard"># remove the doget method and constructor from CreateUserServlet.java file.</text:p>
      <text:p text:style-name="Standard"># and add public void init() method and public void destroy() method.</text:p>
      <text:p text:style-name="Standard"/>
      <text:p text:style-name="Standard">IMPLEMENT THE INIT() AND DESTROY() METHOD:</text:p>
      <text:p text:style-name="Standard"/>
      <text:p text:style-name="Standard">private Connection connection;</text:p>
      <text:p text:style-name="Standard">public void init() {</text:p>
      <text:p text:style-name="Standard"><text:s text:c="4"/>try{</text:p>
      <text:p text:style-name="Standard"><text:s text:c="8"/>connection = DriverManager.getConnection("jdbc:mysql://localhost/mydb","root","Narendra$26");</text:p>
      <text:p text:style-name="Standard"><text:s text:c="4"/>} catch(SQLException e) {</text:p>
      <text:p text:style-name="Standard"><text:s text:c="8"/>e.printStackTrace();</text:p>
      <text:p text:style-name="Standard"><text:s text:c="4"/>}</text:p>
      <text:p text:style-name="Standard">}</text:p>
      <text:p text:style-name="Standard"/>
      <text:p text:style-name="Standard">public void destroy(){</text:p>
      <text:p text:style-name="Standard"><text:s text:c="4"/>try{</text:p>
      <text:p text:style-name="Standard"><text:s text:c="4"/>connection.close();</text:p>
      <text:p text:style-name="Standard"><text:s text:c="4"/>} catch (SQLException e) {</text:p>
      <text:p text:style-name="Standard"><text:s text:c="8"/>e.printStackTrace();</text:p>
      <text:p text:style-name="Standard"><text:s text:c="4"/>}</text:p>
      <text:p text:style-name="Standard"><text:s text:c="4"/></text:p>
      <text:p text:style-name="Standard">}</text:p>
      <text:p text:style-name="Standard"/>
      <text:p text:style-name="Standard"/>
      <text:p text:style-name="Standard"/>
      <text:p text:style-name="Standard"/>
      <text:p text:style-name="Standard">LOAD THE MYSQL JDBC DRIVER CLASS:</text:p>
      <text:p text:style-name="Standard">public void init() {</text:p>
      <text:p text:style-name="Standard"><text:s text:c="4"/>try{</text:p>
      <text:p text:style-name="Standard"><text:tab/>Class.forName(“com.mysql.jdbc.Driver”);</text:p>
      <text:p text:style-name="Standard"><text:s text:c="8"/>connection = DriverManager.getConnection("jdbc:mysql://localhost/mydb","root","Narendra$26");</text:p>
      <text:p text:style-name="Standard"><text:s text:c="4"/>} catch(SQLException e) {</text:p>
      <text:p text:style-name="Standard"><text:s text:c="8"/>e.printStackTrace();</text:p>
      <text:p text:style-name="Standard"><text:s text:c="4"/>} catch (ClassNotFoundException e) {</text:p>
      <text:p text:style-name="Standard"><text:tab/><text:tab/>e.printStackTrace();</text:p>
      <text:p text:style-name="Standard"><text:tab/>}</text:p>
      <text:p text:style-name="Standard"><text:soft-page-break/>}</text:p>
      <text:p text:style-name="Standard"/>
      <text:p text:style-name="Standard">IMPLEMENT THE DO POST METHOD:</text:p>
      <text:p text:style-name="Standard">protected void dopost(HttpServletRequest request, HttpServletResponse response) throws ServletException, IOException {</text:p>
      <text:p text:style-name="Standard"/>
      <text:p text:style-name="Standard"><text:s text:c="4"/>String firstName = request.getParamater("firstName");</text:p>
      <text:p text:style-name="Standard"><text:s text:c="4"/>String lastName = request.getParamater("lastName");</text:p>
      <text:p text:style-name="Standard"><text:s text:c="4"/>String email = request.getParamater("email");</text:p>
      <text:p text:style-name="Standard"><text:s text:c="4"/>String password = request.getParamater("password");</text:p>
      <text:p text:style-name="Standard"/>
      <text:p text:style-name="Standard"><text:s text:c="4"/>try {</text:p>
      <text:p text:style-name="Standard"><text:s text:c="8"/>Statement statement = connection.createStatement();</text:p>
      <text:p text:style-name="Standard"><text:s text:c="8"/>int result = statement.executeUpdate("insert into user values('"+firstName"','"lastName"','"email"','"password"')");</text:p>
      <text:p text:style-name="Standard"><text:s text:c="8"/>PrintWriter out = response.getWriter();</text:p>
      <text:p text:style-name="Standard"><text:s text:c="8"/>if (result &gt; 0) {</text:p>
      <text:p text:style-name="Standard"><text:s text:c="12"/>out.print("&lt;h1&gt;USER CREATED&lt;/h1&gt;");</text:p>
      <text:p text:style-name="Standard"><text:s text:c="8"/>} else {</text:p>
      <text:p text:style-name="Standard"><text:s text:c="12"/>out.print("&lt;h1&gt;ERROR CREATING THE USER&lt;/h1&gt;");</text:p>
      <text:p text:style-name="Standard"><text:s text:c="8"/>}</text:p>
      <text:p text:style-name="Standard"><text:s text:c="4"/>} catch(SQLException e) {</text:p>
      <text:p text:style-name="Standard"><text:s text:c="8"/>e.printStackTrace();</text:p>
      <text:p text:style-name="Standard"><text:s text:c="4"/>}</text:p>
      <text:p text:style-name="Standard"/>
      <text:p text:style-name="Standard">}</text:p>
      <text:p text:style-name="Standard"/>
      <text:p text:style-name="Standard"/>
      <text:p text:style-name="Standard">CREATE USER UPDATE SERVLET:</text:p>
      <text:p text:style-name="Standard"># go to src folder and copy “CreateUserServlet.java” and paste it in the same src folder inside package but rename it as “UpdateUserServlet.java”.</text:p>
      <text:p text:style-name="Standard"># change the uri mapping to “updateServlet”.</text:p>
      <text:p text:style-name="Standard"/>
      <text:p text:style-name="Standard">protected void dopost(HttpServletRequest request, HttpServletResponse response) throws ServletException, IOException {</text:p>
      <text:p text:style-name="Standard"/>
      <text:p text:style-name="Standard"><text:tab/>System.out.println("dopost()");</text:p>
      <text:p text:style-name="Standard"><text:s text:c="4"/>String email = request.getParamater("email");</text:p>
      <text:p text:style-name="Standard"><text:s text:c="4"/>String password = request.getParamater("password");</text:p>
      <text:p text:style-name="Standard"/>
      <text:p text:style-name="Standard"><text:s text:c="4"/>try {</text:p>
      <text:p text:style-name="Standard"><text:s text:c="8"/>Statement statement = connection.createStatement();</text:p>
      <text:p text:style-name="Standard"><text:s text:c="8"/>int result = statement.executeUpdate("update user set password='"+password+"' where email='"+email+"'");</text:p>
      <text:p text:style-name="Standard"/>
      <text:p text:style-name="Standard"><text:s text:c="8"/>PrintWriter out = response.getWriter();</text:p>
      <text:p text:style-name="Standard"><text:s text:c="8"/>if (result &gt; 0) {</text:p>
      <text:p text:style-name="Standard"><text:s text:c="12"/>out.print("&lt;h1&gt;PASSWORD UPDATED&lt;/h1&gt;");</text:p>
      <text:p text:style-name="Standard"><text:s text:c="8"/>} else {</text:p>
      <text:p text:style-name="Standard"><text:s text:c="12"/>out.print("&lt;h1&gt;ERROR CREATING THE USER&lt;/h1&gt;");</text:p>
      <text:p text:style-name="Standard"><text:s text:c="8"/>}</text:p>
      <text:p text:style-name="Standard"><text:s text:c="4"/>} catch(SQLException e) {</text:p>
      <text:p text:style-name="Standard"><text:soft-page-break/><text:s text:c="8"/>e.printStackTrace();</text:p>
      <text:p text:style-name="Standard"><text:s text:c="4"/>}</text:p>
      <text:p text:style-name="Standard"/>
      <text:p text:style-name="Standard">}</text:p>
      <text:p text:style-name="Standard"/>
      <text:p text:style-name="Standard"># now run the “updateUser.html” on server.</text:p>
      <text:p text:style-name="Standard"/>
      <text:p text:style-name="Standard"/>
      <text:p text:style-name="Standard"/>
      <text:p text:style-name="Standard"/>
      <text:p text:style-name="Standard"/>
      <text:p text:style-name="Standard">CREATE THE READ USER SERVLET:</text:p>
      <text:p text:style-name="Standard"># copy the “updateUserServlet.java” from src folder and paste it in the same package and rename it as “ReadUserServlet”.</text:p>
      <text:p text:style-name="Standard"># open the “ReadUserServlet”.</text:p>
      <text:p text:style-name="Standard"># change the uri to “readServlet”.</text:p>
      <text:p text:style-name="Standard">protected void doGet(HttpServletRequest request, HttpServletResponse response) throws ServletException, IOException {</text:p>
      <text:p text:style-name="Standard"/>
      <text:p text:style-name="Standard"><text:s text:c="4"/>System.out.println("doGet()");</text:p>
      <text:p text:style-name="Standard"><text:s text:c="4"/>try {</text:p>
      <text:p text:style-name="Standard"><text:s text:c="8"/>Statement statement = connection.createStatement();</text:p>
      <text:p text:style-name="Standard"><text:s text:c="8"/>ResultSet resultSet = statement.executeQuery("select * from user");</text:p>
      <text:p text:style-name="Standard"><text:s text:c="8"/>PrintWriter out = response.getWriter();</text:p>
      <text:p text:style-name="Standard"><text:s text:c="8"/></text:p>
      <text:p text:style-name="Standard"><text:s text:c="4"/>} catch(SQLException e) {</text:p>
      <text:p text:style-name="Standard"><text:s text:c="8"/>e.printStackTrace();</text:p>
      <text:p text:style-name="Standard"><text:s text:c="4"/>}</text:p>
      <text:p text:style-name="Standard"/>
      <text:p text:style-name="Standar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REATE STATIC HTML:</text:p>
      <text:p text:style-name="Standard">protected void doGet(HttpServletRequest request, HttpServletResponse response) throws ServletException, IOException {</text:p>
      <text:p text:style-name="Standard"/>
      <text:p text:style-name="Standard"><text:s text:c="4"/>System.out.println("doGet()");</text:p>
      <text:p text:style-name="Standard"><text:s text:c="4"/>try {</text:p>
      <text:p text:style-name="Standard"><text:s text:c="8"/>Statement statement = connection.createStatement();</text:p>
      <text:p text:style-name="Standard"><text:s text:c="8"/>ResultSet resultSet = statement.executeQuery("select * from user");</text:p>
      <text:p text:style-name="Standard"><text:s text:c="8"/>PrintWriter out = response.getWriter();</text:p>
      <text:p text:style-name="Standard"/>
      <text:p text:style-name="Standard"><text:s text:c="8"/>out.print("&lt;table&gt;"):</text:p>
      <text:p text:style-name="Standard"><text:soft-page-break/><text:s text:c="8"/>out.print("&lt;tr&gt;"):</text:p>
      <text:p text:style-name="Standard"><text:s text:c="8"/>out.print("&lt;th&gt;"):</text:p>
      <text:p text:style-name="Standard"><text:s text:c="8"/>out.print("First Name"):</text:p>
      <text:p text:style-name="Standard"><text:s text:c="8"/>out.print("&lt;/th&gt;"):</text:p>
      <text:p text:style-name="Standard"><text:s text:c="8"/>out.print("&lt;th&gt;"):</text:p>
      <text:p text:style-name="Standard"><text:s text:c="8"/>out.print("Last Name"):</text:p>
      <text:p text:style-name="Standard"><text:s text:c="8"/>out.print("&lt;/th&gt;"):</text:p>
      <text:p text:style-name="Standard"><text:s text:c="8"/>out.print("&lt;th&gt;"):</text:p>
      <text:p text:style-name="Standard"><text:s text:c="8"/>out.print("Email"):</text:p>
      <text:p text:style-name="Standard"><text:s text:c="8"/>out.print("&lt;/th&gt;"):</text:p>
      <text:p text:style-name="Standard"><text:s text:c="8"/>out.print("&lt;/tr&gt;"):</text:p>
      <text:p text:style-name="Standard"><text:s text:c="8"/>out.print("&lt;/table&gt;"):</text:p>
      <text:p text:style-name="Standard"><text:s text:c="8"/></text:p>
      <text:p text:style-name="Standard"><text:s text:c="4"/>} catch(SQLException e) {</text:p>
      <text:p text:style-name="Standard"><text:s text:c="8"/>e.printStackTrace();</text:p>
      <text:p text:style-name="Standard"><text:s text:c="4"/>}</text:p>
      <text:p text:style-name="Standard"/>
      <text:p text:style-name="Standard">}</text:p>
      <text:p text:style-name="Standard"/>
      <text:p text:style-name="Standard"/>
      <text:p text:style-name="Standard"/>
      <text:p text:style-name="Standard"/>
      <text:p text:style-name="Standard"/>
      <text:p text:style-name="Standard">CREATE DYNAMIC HTML:</text:p>
      <text:p text:style-name="Standard">protected void doGet(HttpServletRequest request, HttpServletResponse response) throws ServletException, IOException {</text:p>
      <text:p text:style-name="Standard"/>
      <text:p text:style-name="Standard"><text:s text:c="4"/>System.out.println("doGet()");</text:p>
      <text:p text:style-name="Standard"><text:s text:c="4"/>try {</text:p>
      <text:p text:style-name="Standard"><text:s text:c="8"/>Statement statement = connection.createStatement();</text:p>
      <text:p text:style-name="Standard"><text:s text:c="8"/>ResultSet resultSet = statement.executeQuery("select * from user");</text:p>
      <text:p text:style-name="Standard"><text:s text:c="8"/>PrintWriter out = response.getWriter();</text:p>
      <text:p text:style-name="Standard"/>
      <text:p text:style-name="Standard"><text:s text:c="8"/>out.print("&lt;table&gt;");</text:p>
      <text:p text:style-name="Standard"><text:s text:c="8"/>out.print("&lt;tr&gt;");</text:p>
      <text:p text:style-name="Standard"><text:s text:c="8"/>out.print("&lt;th&gt;");</text:p>
      <text:p text:style-name="Standard"><text:s text:c="8"/>out.print("First Name");</text:p>
      <text:p text:style-name="Standard"><text:s text:c="8"/>out.print("&lt;/th&gt;");</text:p>
      <text:p text:style-name="Standard"><text:s text:c="8"/>out.print("&lt;th&gt;");</text:p>
      <text:p text:style-name="Standard"><text:s text:c="8"/>out.print("Last Name");</text:p>
      <text:p text:style-name="Standard"><text:s text:c="8"/>out.print("&lt;/th&gt;");</text:p>
      <text:p text:style-name="Standard"><text:s text:c="8"/>out.print("&lt;th&gt;");</text:p>
      <text:p text:style-name="Standard"><text:s text:c="8"/>out.print("Email");</text:p>
      <text:p text:style-name="Standard"><text:s text:c="8"/>out.print("&lt;/th&gt;");</text:p>
      <text:p text:style-name="Standard"><text:s text:c="8"/>out.print("&lt;/tr&gt;");</text:p>
      <text:p text:style-name="Standard"><text:s text:c="8"/>while (resultSet.next()) {</text:p>
      <text:p text:style-name="Standard"><text:s text:c="12"/>out.println("&lt;tr&gt;");</text:p>
      <text:p text:style-name="Standard"/>
      <text:p text:style-name="Standard"><text:s text:c="12"/>out.println("&lt;td&gt;");</text:p>
      <text:p text:style-name="Standard"><text:s text:c="12"/>out.println(resultSet.getSting(1));</text:p>
      <text:p text:style-name="Standard"><text:s text:c="12"/>out.println("&lt;/td&gt;");</text:p>
      <text:p text:style-name="Standard"><text:s text:c="12"/>out.println("&lt;td&gt;");</text:p>
      <text:p text:style-name="Standard"><text:soft-page-break/><text:s text:c="12"/>out.println(resultSet.getSting(2));</text:p>
      <text:p text:style-name="Standard"><text:s text:c="12"/>out.println("&lt;/td&gt;");</text:p>
      <text:p text:style-name="Standard"><text:s text:c="12"/>out.println("&lt;td&gt;");</text:p>
      <text:p text:style-name="Standard"><text:s text:c="12"/>out.println(resultSet.getSting(3));</text:p>
      <text:p text:style-name="Standard"><text:s text:c="12"/>out.println("&lt;/td&gt;");</text:p>
      <text:p text:style-name="Standard"><text:s text:c="12"/>out.println("&lt;/tr&gt;");</text:p>
      <text:p text:style-name="Standard"><text:s text:c="8"/>}</text:p>
      <text:p text:style-name="Standard"><text:s text:c="8"/>out.print("&lt;/table&gt;");</text:p>
      <text:p text:style-name="Standard"><text:s text:c="8"/></text:p>
      <text:p text:style-name="Standard"><text:s text:c="4"/>} catch(SQLException e) {</text:p>
      <text:p text:style-name="Standard"><text:s text:c="8"/>e.printStackTrace();</text:p>
      <text:p text:style-name="Standard"><text:s text:c="4"/>}</text:p>
      <text:p text:style-name="Standard"/>
      <text:p text:style-name="Standard">}</text:p>
      <text:p text:style-name="Standard">READ USER SERVLET FLOW:</text:p>
      <text:p text:style-name="Standard"># right click on ReadUserServlet.java and run it on server.</text:p>
      <text:p text:style-name="Standard"/>
      <text:p text:style-name="Standard">DELETE USER ASSIGNMENT:</text:p>
      <text:p text:style-name="Standard"># copy “updateUser.html” and paste it in web-content and rename it “deleteUser.html”.</text:p>
      <text:p text:style-name="Standard">&lt;!DOCTYPE html&gt;</text:p>
      <text:p text:style-name="Standard">&lt;html&gt;</text:p>
      <text:p text:style-name="Standard"/>
      <text:p text:style-name="Standard">&lt;head&gt;</text:p>
      <text:p text:style-name="Standard"><text:s text:c="4"/>&lt;meta charset="UTF-8"&gt;</text:p>
      <text:p text:style-name="Standard"><text:s text:c="4"/>&lt;title&gt;Delete User&lt;/title&gt;</text:p>
      <text:p text:style-name="Standard">&lt;/head&gt;</text:p>
      <text:p text:style-name="Standard"/>
      <text:p text:style-name="Standard">&lt;body&gt;</text:p>
      <text:p text:style-name="Standard"><text:s text:c="4"/>&lt;h1&gt;Delete User:&lt;/h1&gt;</text:p>
      <text:p text:style-name="Standard"><text:s text:c="4"/>&lt;form method="post" action="deleteServlet"&gt;</text:p>
      <text:p text:style-name="Standard"><text:s text:c="8"/>&lt;table&gt;</text:p>
      <text:p text:style-name="Standard"><text:s text:c="12"/>&lt;tr&gt;</text:p>
      <text:p text:style-name="Standard"><text:s text:c="16"/>&lt;td&gt;Email:&lt;/td&gt;</text:p>
      <text:p text:style-name="Standard"><text:s text:c="16"/>&lt;td&gt;&lt;input name="email" /&gt;&lt;/td&gt;</text:p>
      <text:p text:style-name="Standard"><text:s text:c="12"/>&lt;/tr&gt;</text:p>
      <text:p text:style-name="Standard"/>
      <text:p text:style-name="Standard"><text:s text:c="12"/></text:p>
      <text:p text:style-name="Standard"><text:s text:c="12"/>&lt;tr&gt;</text:p>
      <text:p text:style-name="Standard"><text:s text:c="16"/>&lt;td /&gt;</text:p>
      <text:p text:style-name="Standard"><text:s text:c="16"/>&lt;td&gt;&lt;input type="submit" value="Delete" /&gt;&lt;/td&gt;</text:p>
      <text:p text:style-name="Standard"><text:s text:c="8"/>&lt;/table&gt;</text:p>
      <text:p text:style-name="Standard"><text:s text:c="4"/>&lt;/form&gt;</text:p>
      <text:p text:style-name="Standard">&lt;/body&gt;</text:p>
      <text:p text:style-name="Standard"/>
      <text:p text:style-name="Standard">&lt;/html&gt;</text:p>
      <text:p text:style-name="Standard"/>
      <text:p text:style-name="Standard"/>
      <text:p text:style-name="Standard"># copy “UpdateUserServlet.java” from src folder and paste there only and rename <text:s/>it as “DeleteServlet.java”.</text:p>
      <text:p text:style-name="Standard"># change the uri to “deleteServlet”.</text:p>
      <text:p text:style-name="Standard">protected void dopost(HttpServletRequest request, HttpServletResponse response) throws ServletException, IOException {</text:p>
      <text:p text:style-name="Standard"><text:soft-page-break/></text:p>
      <text:p text:style-name="Standard"><text:tab/>System.out.println("dopost()");</text:p>
      <text:p text:style-name="Standard"><text:s text:c="4"/>String email = request.getParamater("email");</text:p>
      <text:p text:style-name="Standard"/>
      <text:p text:style-name="Standard"><text:s text:c="4"/>try {</text:p>
      <text:p text:style-name="Standard"><text:s text:c="8"/>Statement statement = connection.createStatement();</text:p>
      <text:p text:style-name="Standard"><text:s text:c="8"/>int result = statement.executeUpdate("delete from user where email='"+email+"'");</text:p>
      <text:p text:style-name="Standard"/>
      <text:p text:style-name="Standard"><text:s text:c="8"/>PrintWriter out = response.getWriter();</text:p>
      <text:p text:style-name="Standard"><text:s text:c="8"/>if (result &gt; 0) {</text:p>
      <text:p text:style-name="Standard"><text:s text:c="12"/>out.print("&lt;h1&gt;user deleted&lt;/h1&gt;");</text:p>
      <text:p text:style-name="Standard"><text:s text:c="8"/>} else {</text:p>
      <text:p text:style-name="Standard"><text:s text:c="12"/>out.print("&lt;h1&gt;user not found in the database&lt;/h1&gt;");</text:p>
      <text:p text:style-name="Standard"><text:s text:c="8"/>}</text:p>
      <text:p text:style-name="Standard"><text:s text:c="4"/>} catch(SQLException e) {</text:p>
      <text:p text:style-name="Standard"><text:s text:c="8"/>e.printStackTrace();</text:p>
      <text:p text:style-name="Standard"><text:s text:c="4"/>}</text:p>
      <text:p text:style-name="Standard"/>
      <text:p text:style-name="Standard"># now run “deleteUser.html”.</text:p>
      <text:p text:style-name="Standard"/>
      <text:p text:style-name="Standard"/>
      <text:p text:style-name="Standard"/>
      <text:p text:style-name="Standard"/>
      <text:p text:style-name="Standard"/>
      <text:p text:style-name="Standard"/>
      <text:p text:style-name="Standard"/>
      <text:p text:style-name="Standard"/>
      <text:p text:style-name="Standard">INIT PARAMETERS:</text:p>
      <text:p text:style-name="Standard">SERVLET INIT PARAMS INTRODUCTION:</text:p>
      <text:p text:style-name="Standard"># INIT params are name-value pairs that is supplied to servlet declaratively (through web.xml fi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text:tab/></text:p>
      <text:p text:style-name="Standard"># the big advantage of using INIT param is we don’t use hard-coded values.</text:p>
      <text:p text:style-name="Standard"># INIT param are configured in web.xml file.</text:p>
      <text:p text:style-name="Standard">CONFIGURING INIT PARAMS USING ANNOTATIONS:</text:p>
      <text:p text:style-name="Standard"># In the “CreateUserServlet.java”.</text:p>
      <text:p text:style-name="Standard"># @WebServlet(urlPatterns = “/addServlet”,initparams = { </text:p>
      <text:p text:style-name="Standard"><text:tab/>@WebInitParam(name= “dbUrl”, value = “jdbc:mysql://localhost/mydb”), <text:s text:c="2"/></text:p>
      <text:p text:style-name="Standard"><text:s text:c="13"/>@WebInitParam(name = “dbUser”, value = “root”), </text:p>
      <text:p text:style-name="Standard"><text:s text:c="13"/>@WebInitparam(name = “dbPassword”,value = “Narendra$26”) } )</text:p>
      <text:p text:style-name="Standard"/>
      <text:p text:style-name="Standard"/>
      <text:p text:style-name="Standard"/>
      <text:p text:style-name="Standard"/>
      <text:p text:style-name="Standard">USE ANNOTATED INIT PARAMS:</text:p>
      <text:p text:style-name="Standard"># <text:s/>In the same file “CreateUserServlet.java”.</text:p>
      <text:p text:style-name="Standard">public void init(ServletConfig config) {</text:p>
      <text:p text:style-name="Standard"><text:s text:c="4"/>try {</text:p>
      <text:p text:style-name="Standard"><text:s text:c="8"/>System.out.println("init()");</text:p>
      <text:p text:style-name="Standard"><text:s text:c="8"/>Class.forName("com.mysql.jdbc.Driver");</text:p>
      <text:p text:style-name="Standard"><text:s text:c="8"/>connection = DriverManager.getConnection(config.getInitParameter("dbUrl"),config.getInitParameter("dbUser"),config.getInitParameter("dbPassword"));</text:p>
      <text:p text:style-name="Standard"><text:s text:c="4"/>} catch (SQLException e) {</text:p>
      <text:p text:style-name="Standard"><text:s text:c="8"/>e.printStackTrace();</text:p>
      <text:p text:style-name="Standard"><text:s text:c="4"/>} catch (ClassNotFoundException e) {</text:p>
      <text:p text:style-name="Standard"><text:s text:c="8"/>e.printStackTrace();</text:p>
      <text:p text:style-name="Standard"><text:s text:c="4"/>}</text:p>
      <text:p text:style-name="Standard">}</text:p>
      <text:p text:style-name="Standard"/>
      <text:p text:style-name="Standard">ANNOTATED INIT PARAMS IN ACTION:</text:p>
      <text:p text:style-name="Standard"># run “addUser.html” on server.</text:p>
      <text:p text:style-name="Standard"># if the error comes then replace the last part of url to addUser.htm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ONFIGURE INIT PARAMS USING WEB.XML:</text:p>
      <text:p text:style-name="Standard"># copy the web.xml file from ServletBasics project and paste it in WEB-INF folder.</text:p>
      <text:p text:style-name="Standard"># we just need one servlet so remove the addServlet, we will use HelloServlet.</text:p>
      <text:p text:style-name="Standard"><text:soft-page-break/></text:p>
      <text:p text:style-name="Standard">&lt;servlet&gt; </text:p>
      <text:p text:style-name="Standard"><text:s text:c="4"/>&lt;servlet-name&gt;ReadUsersServlet&lt;/servlet-name&gt;</text:p>
      <text:p text:style-name="Standard"><text:s text:c="4"/>&lt;servlet-class&gt;package_name.ReadUsersServlet&lt;/servlet-class&gt;</text:p>
      <text:p text:style-name="Standard"><text:s text:c="4"/>&lt;init-param&gt;</text:p>
      <text:p text:style-name="Standard"><text:tab/> <text:s/>&lt;param-name&gt;dbUrl&lt;/param-name&gt;</text:p>
      <text:p text:style-name="Standard"><text:tab/> <text:s/>&lt;param-value&gt;jdbc:mysql://localhost/mydb&lt;/param-value&gt;</text:p>
      <text:p text:style-name="Standard"><text:s text:c="4"/>&lt;/init-param&gt;</text:p>
      <text:p text:style-name="Standard"><text:s text:c="4"/>&lt;init-param&gt;</text:p>
      <text:p text:style-name="Standard"><text:tab/> <text:s/>&lt;param-name&gt;dbUser&lt;/param-name&gt;</text:p>
      <text:p text:style-name="Standard"><text:tab/> <text:s/>&lt;param-value&gt;root&lt;/param-value&gt;</text:p>
      <text:p text:style-name="Standard"><text:s text:c="4"/>&lt;/init-param&gt;</text:p>
      <text:p text:style-name="Standard"><text:s text:c="4"/>&lt;init-param&gt;</text:p>
      <text:p text:style-name="Standard"><text:tab/> <text:s/>&lt;param-name&gt;dbPassword&lt;/param-name&gt;</text:p>
      <text:p text:style-name="Standard"><text:tab/> <text:s/>&lt;param-value&gt;Narendra$26&lt;/param-value&gt;</text:p>
      <text:p text:style-name="Standard"><text:s text:c="4"/>&lt;/init-param&gt;</text:p>
      <text:p text:style-name="Standard">&lt;/servlet&gt;</text:p>
      <text:p text:style-name="Standard">&lt;servlet-mapping&gt;</text:p>
      <text:p text:style-name="Standard"><text:s text:c="4"/>&lt;servlet-name&gt;ReadUsersServlet&lt;/servlet-name&gt;</text:p>
      <text:p text:style-name="Standard"><text:s text:c="4"/>&lt;url-pattern&gt;/readServlet&lt;/url-pattern&gt;</text:p>
      <text:p text:style-name="Standard">&lt;servlet-mapping&gt;</text:p>
      <text:p text:style-name="Standard"/>
      <text:p text:style-name="Standard">USE INIT PARAMS FROM WEB.XML:</text:p>
      <text:p text:style-name="Standard"># go to “ReadUserServlet.java” </text:p>
      <text:p text:style-name="Standard">public void init(ServletConfig config) {</text:p>
      <text:p text:style-name="Standard"><text:s text:c="4"/>try {</text:p>
      <text:p text:style-name="Standard"><text:s text:c="8"/>System.out.println("init()");</text:p>
      <text:p text:style-name="Standard"><text:s text:c="8"/>Class.forName("com.mysql.jdbc.Driver");</text:p>
      <text:p text:style-name="Standard"><text:s text:c="8"/>connection = DriverManager.getConnection(config.getInitParameter("dbUrl"),config.getInitParameter("dbUser"),config.getInitParameter("dbPassword"));</text:p>
      <text:p text:style-name="Standard"><text:s text:c="4"/>} catch (SQLException e) {</text:p>
      <text:p text:style-name="Standard"><text:s text:c="8"/>e.printStackTrace();</text:p>
      <text:p text:style-name="Standard"><text:s text:c="4"/>} catch (ClassNotFoundException e) {</text:p>
      <text:p text:style-name="Standard"><text:s text:c="8"/>e.printStackTrace();</text:p>
      <text:p text:style-name="Standard"><text:s text:c="4"/>}</text:p>
      <text:p text:style-name="Standard">}</text:p>
      <text:p text:style-name="Standard"/>
      <text:p text:style-name="Standard"># to see this in action run “ReadUserServlet.java” on server.</text:p>
      <text:p text:style-name="Standard"/>
      <text:p text:style-name="Standard">SERVLET CONTEXT:</text:p>
      <text:p text:style-name="Standard">INTRODUCTION:</text:p>
      <text:p text:style-name="Standard"># servlet context is a library interface in servlet api in javax.servlet package.</text:p>
      <text:p text:style-name="Standard"># the servlet container implements this interface.</text:p>
      <text:p text:style-name="Standard"># the servlet container creates the servlet context.</text:p>
      <text:p text:style-name="Standard"># there is only one servlet context for entire application.</text:p>
      <text:p text:style-name="Standard"># the servlet context will be destroyed when application is undeployed.</text:p>
      <text:p text:style-name="Standard"># the data that we put into the servlet context will be accessible throughout the application.</text:p>
      <text:p text:style-name="Standard"># during the initialization phase of a servlet container injects the servlet context object into it.</text:p>
      <text:p text:style-name="Standard"># we can retrieve the data in init() method by using “ServletContext context=config.getServletContext();”</text:p>
      <text:p text:style-name="Standard"><text:soft-page-break/># we use “getServletContext()” method when we need to retrieve data from servlet context using unparamatrized init() method.</text:p>
      <text:p text:style-name="Standard"># we use “getServletContext()” method for service() method also.</text:p>
      <text:p text:style-name="Standard"/>
      <text:p text:style-name="Standard">USES OF SERVLET CONTEXT:</text:p>
      <text:p text:style-name="Standard"># store and access (manipulate) data at application leve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ONTEXT PARAMETERS:</text:p>
      <text:p text:style-name="Standard"># context parameters are name-value pairs and has a scope of applica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ONFIGURING CONTEXT PARAMETERS:</text:p>
      <text:p text:style-name="Standard"><text:s text:c="4"/>&lt;context-param&gt;</text:p>
      <text:p text:style-name="Standard"><text:tab/> <text:s/>&lt;context-name&gt;dbUrl&lt;/param-name&gt;</text:p>
      <text:p text:style-name="Standard"><text:tab/> <text:s/>&lt;context-value&gt;jdbc:mysql://localhost/mydb&lt;/param-value&gt;</text:p>
      <text:p text:style-name="Standard"><text:s text:c="4"/>&lt;/context-param&gt;</text:p>
      <text:p text:style-name="Standard"><text:s text:c="4"/>&lt;context-param&gt;</text:p>
      <text:p text:style-name="Standard"><text:tab/> <text:s/>&lt;param-name&gt;dbUser&lt;/param-name&gt;</text:p>
      <text:p text:style-name="Standard"><text:tab/> <text:s/>&lt;param-value&gt;root&lt;/param-value&gt;</text:p>
      <text:p text:style-name="Standard"><text:s text:c="4"/>&lt;/context-param&gt;</text:p>
      <text:p text:style-name="Standard"><text:s text:c="4"/>&lt;context-param&gt;</text:p>
      <text:p text:style-name="Standard"><text:tab/> <text:s/>&lt;param-name&gt;dbPassword&lt;/param-name&gt;</text:p>
      <text:p text:style-name="Standard"><text:tab/> <text:s/>&lt;param-value&gt;Narendra$26&lt;/param-value&gt;</text:p>
      <text:p text:style-name="Standard"><text:soft-page-break/><text:s text:c="4"/>&lt;/context-param&gt;</text:p>
      <text:p text:style-name="Standard"/>
      <text:p text:style-name="Standard"># replaced all init with context and this whole code should be outside &lt;servlet&gt; tag in web.xml file.</text:p>
      <text:p text:style-name="Standard"/>
      <text:p text:style-name="Standard">USING CONTEXT PARAMETERS IN THE CODE:</text:p>
      <text:p text:style-name="Standard"># go to the “ReadUserServlet.java”.</text:p>
      <text:p text:style-name="Standard">public void init(ServletConfig config) {</text:p>
      <text:p text:style-name="Standard"><text:s text:c="4"/>try {</text:p>
      <text:p text:style-name="Standard"><text:tab/> <text:s/>ServletContext context = config.getServletContext();</text:p>
      <text:p text:style-name="Standard"><text:s text:c="8"/>System.out.println("init()");</text:p>
      <text:p text:style-name="Standard"><text:s text:c="8"/>Class.forName("com.mysql.jdbc.Driver");</text:p>
      <text:p text:style-name="Standard"><text:s text:c="8"/>connection = DriverManager.getConnection(context.getInitParameter("dbUrl"), context.getInitParameter("dbUser"), context.getInitParameter("dbPassword"));</text:p>
      <text:p text:style-name="Standard"><text:s text:c="4"/>} catch (SQLException e) {</text:p>
      <text:p text:style-name="Standard"><text:s text:c="8"/>e.printStackTrace();</text:p>
      <text:p text:style-name="Standard"><text:s text:c="4"/>} catch (ClassNotFoundException e) {</text:p>
      <text:p text:style-name="Standard"><text:s text:c="8"/>e.printStackTrace();</text:p>
      <text:p text:style-name="Standard"><text:s text:c="4"/>}</text:p>
      <text:p text:style-name="Standard">}</text:p>
      <text:p text:style-name="Standard"># copy the same (above ) init() method to “CreateUserServlet.java”.</text:p>
      <text:p text:style-name="Standard"/>
      <text:p text:style-name="Standard"># delete the init parameters in the “@webServlet” Annotation.</text:p>
      <text:p text:style-name="Standard"/>
      <text:p text:style-name="Standard">CONTEXT PARAMETER IN ACTION:</text:p>
      <text:p text:style-name="Standard"># run the ReadUserServlet.java on server.</text:p>
      <text:p text:style-name="Standard">CONTEXT PARAMETER ASSIGNMENT:</text:p>
      <text:p text:style-name="Standard"># go to “CreateUserServlet.java”</text:p>
      <text:p text:style-name="Standard">public void init(ServletConfig config) {</text:p>
      <text:p text:style-name="Standard"><text:s text:c="4"/>try {</text:p>
      <text:p text:style-name="Standard"><text:tab/> <text:s/>ServletContext context = config.getServletContext();</text:p>
      <text:p text:style-name="Standard"><text:s text:c="8"/>System.out.println("init()");</text:p>
      <text:p text:style-name="Standard"><text:tab/> <text:s/>Enumeration&lt;String&gt; parameterNames = </text:p>
      <text:p text:style-name="Standard"><text:s text:c="8"/>context.getInitParameterNames();</text:p>
      <text:p text:style-name="Standard"><text:s text:c="7"/>while(parameterNames.hasMoreElements()) {</text:p>
      <text:p text:style-name="Standard"><text:tab/><text:tab/>String eachName=parameterNames.nextElement();</text:p>
      <text:p text:style-name="Standard"><text:tab/><text:tab/>System.out.println(“Context param Name:” +eachName);</text:p>
      <text:p text:style-name="Standard"><text:tab/><text:tab/>System.out.println(“Context param value:” + </text:p>
      <text:p text:style-name="Standard"><text:s text:c="11"/>context.getInitParameter(eachName));</text:p>
      <text:p text:style-name="Standard"><text:tab/><text:tab/>}</text:p>
      <text:p text:style-name="Standard"/>
      <text:p text:style-name="Standard"><text:s text:c="8"/>Class.forName("com.mysql.jdbc.Driver");</text:p>
      <text:p text:style-name="Standard"><text:s text:c="8"/>connection = DriverManager.getConnection(context.getInitParameter("dbUrl"), context.getInitParameter("dbUser"), context.getInitParameter("dbPassword"));</text:p>
      <text:p text:style-name="Standard"><text:s text:c="4"/>} catch (SQLException e) {</text:p>
      <text:p text:style-name="Standard"><text:s text:c="8"/>e.printStackTrace();</text:p>
      <text:p text:style-name="Standard"><text:s text:c="4"/>} catch (ClassNotFoundException e) {</text:p>
      <text:p text:style-name="Standard"><text:s text:c="8"/>e.printStackTrace();</text:p>
      <text:p text:style-name="Standard"><text:s text:c="4"/>}</text:p>
      <text:p text:style-name="Standard">}</text:p>
      <text:p text:style-name="Standard"/>
      <text:p text:style-name="Standard"># run “addUser.html” on server.</text:p>
      <text:p text:style-name="Standard"/>
      <text:p text:style-name="Standard"><text:soft-page-break/></text:p>
      <text:p text:style-name="Standard">PREPARED STATEMENT:</text:p>
      <text:p text:style-name="Standard"># It is child interface of Statement.</text:p>
      <text:p text:style-name="Standard"># it is a pre-compile sql statement. </text:p>
      <text:p text:style-name="Standard"># In pre-compliled sql statement (prepared statement) compilation happens only one time, that makes the process faster.</text:p>
      <text:p text:style-name="Standard"/>
      <text:p text:style-name="Standard">PreparedStatement stmt= conn.prepareStatement();</text:p>
      <text:p text:style-name="Standard">insert into employee values(?,?,?)</text:p>
      <text:p text:style-name="Standard"/>
      <text:p text:style-name="Standard">CREATE PRODUCT TABLE:</text:p>
      <text:p text:style-name="Standard">use mydb;</text:p>
      <text:p text:style-name="Standard">create table product (id int, name varchar(20), description varchar(20), price int);</text:p>
      <text:p text:style-name="Standard"/>
      <text:p text:style-name="Standard">CREATE THE PROJECT:</text:p>
      <text:p text:style-name="Standard"># go to file and create a new dynamic web project and give it a name as “PreparedStatement”.</text:p>
      <text:p text:style-name="Standard"># paste the “product.html” file in web-content folder.</text:p>
      <text:p text:style-name="Standard">Product.html file:</text:p>
      <text:p text:style-name="Standard"><text:tab/>&lt;!DOCTYPE HTML PUBLIC "-//W3C//DTD HTML 4.01 Transitional//EN" "http://www.w3.org/TR/html4/loose.dtd"&gt; </text:p>
      <text:p text:style-name="Standard"><text:tab/>&lt;html&gt; </text:p>
      <text:p text:style-name="Standard"><text:tab/>&lt;head&gt; </text:p>
      <text:p text:style-name="Standard"><text:tab/>&lt;title&gt; Product Creation&lt;/title&gt; </text:p>
      <text:p text:style-name="Standard"><text:tab/>&lt;/head&gt; </text:p>
      <text:p text:style-name="Standard"><text:tab/></text:p>
      <text:p text:style-name="Standard"><text:tab/>&lt;body&gt; </text:p>
      <text:p text:style-name="Standard"><text:tab/>&lt;h2&gt;Enter Product Details&lt;/h2&gt;&lt;br/&gt; </text:p>
      <text:p text:style-name="Standard"><text:tab/>&lt;form action="ProductServlet" method="post"&gt; </text:p>
      <text:p text:style-name="Standard"><text:tab/>Id : &lt;input type="text" name="id"/&gt;&lt;br/&gt; </text:p>
      <text:p text:style-name="Standard"><text:tab/>Name : &lt;input type="text" name="name"/&gt;&lt;br/&gt; </text:p>
      <text:p text:style-name="Standard"><text:tab/>Description: &lt;input type="text" name="description"/&gt;&lt;br/&gt; </text:p>
      <text:p text:style-name="Standard"><text:tab/>Price: &lt;input type="text" name="price"/&gt;&lt;br/&gt; </text:p>
      <text:p text:style-name="Standard"><text:tab/>&lt;input type="submit" /&gt; </text:p>
      <text:p text:style-name="Standard"><text:tab/>&lt;/form&gt; </text:p>
      <text:p text:style-name="Standard"><text:tab/>&lt;/body&gt; </text:p>
      <text:p text:style-name="Standard"><text:tab/>&lt;/html&gt; </text:p>
      <text:p text:style-name="Standard"><text:tab/></text:p>
      <text:p text:style-name="Standard"/>
      <text:p text:style-name="Standard">IMPLEMENT THE INIT AND DESTROY METHOD:</text:p>
      <text:p text:style-name="Standard"># right click on src folder and create a new servlet and give it a name as “ProductServlet” and some package name.</text:p>
      <text:p text:style-name="Standard"># delete the constructor and doGet() method from the “ProductServlet”.</text:p>
      <text:p text:style-name="Standard"/>
      <text:p text:style-name="Standard">Connection con;</text:p>
      <text:p text:style-name="Standard">PreparedStatement stmt;</text:p>
      <text:p text:style-name="Standard"/>
      <text:p text:style-name="Standard">public void init() {</text:p>
      <text:p text:style-name="Standard"><text:s text:c="4"/>try {</text:p>
      <text:p text:style-name="Standard"><text:s text:c="8"/>Class.forName("com.mysql.jdbc.Driver");</text:p>
      <text:p text:style-name="Standard"><text:s text:c="8"/>con=DriverManager.getConnection("jdbc:mysql://localhost/mydb","root","Narendra$26");</text:p>
      <text:p text:style-name="Standard"><text:s text:c="8"/>stmt=con.prepareStatement("insert into product values(?,?,?,?)");</text:p>
      <text:p text:style-name="Standard"><text:s text:c="4"/>} catch (ClassNotFoundException e) {</text:p>
      <text:p text:style-name="Standard"><text:soft-page-break/><text:s text:c="8"/>e.printStackTrace();</text:p>
      <text:p text:style-name="Standard"><text:s text:c="4"/>} catch (SQLException e) {</text:p>
      <text:p text:style-name="Standard"><text:s text:c="8"/>e.printStackTrace();</text:p>
      <text:p text:style-name="Standard"><text:s text:c="4"/>}</text:p>
      <text:p text:style-name="Standard">}</text:p>
      <text:p text:style-name="Standard"/>
      <text:p text:style-name="Standard">public void destroy() {</text:p>
      <text:p text:style-name="Standard"><text:s text:c="4"/>try {</text:p>
      <text:p text:style-name="Standard"><text:s text:c="8"/>stmt.close();</text:p>
      <text:p text:style-name="Standard"><text:s text:c="8"/>con.close();</text:p>
      <text:p text:style-name="Standard"><text:s text:c="4"/>} catch (ServletException e) {</text:p>
      <text:p text:style-name="Standard"><text:s text:c="8"/>e.printStackTrace();</text:p>
      <text:p text:style-name="Standard"><text:s text:c="4"/>}</text:p>
      <text:p text:style-name="Standard">}</text:p>
      <text:p text:style-name="Standard"/>
      <text:p text:style-name="Standard">IMPLEMENT THE DOPOST METHOD:</text:p>
      <text:p text:style-name="Standard">protected void doPost(HttpServletRequest request, HttpServletResponse response) throws ServletException, IOException {</text:p>
      <text:p text:style-name="Standard"><text:s text:c="4"/>int id = Integer.parseInt(request.getParameter("id"));</text:p>
      <text:p text:style-name="Standard"><text:s text:c="4"/>String name= request.getParameter("name");</text:p>
      <text:p text:style-name="Standard"><text:s text:c="4"/>String desc= request.getParameter("description");</text:p>
      <text:p text:style-name="Standard"><text:s text:c="4"/>int price= Integer.parseInt(request.getParameter("price"));</text:p>
      <text:p text:style-name="Standard"/>
      <text:p text:style-name="Standard"><text:s text:c="4"/>try {</text:p>
      <text:p text:style-name="Standard"><text:s text:c="8"/>stmt.setInt(1,id);</text:p>
      <text:p text:style-name="Standard"><text:s text:c="8"/>stmt.setString(2,name);</text:p>
      <text:p text:style-name="Standard"><text:s text:c="8"/>stmt.setString(3,desc);</text:p>
      <text:p text:style-name="Standard"><text:s text:c="8"/>srmt.setInt(4,price);</text:p>
      <text:p text:style-name="Standard"/>
      <text:p text:style-name="Standard"><text:s text:c="8"/>int result= stmt.executeUpdate();</text:p>
      <text:p text:style-name="Standard"/>
      <text:p text:style-name="Standard"><text:s text:c="8"/>response.setContentType("text/html");</text:p>
      <text:p text:style-name="Standard"><text:s text:c="8"/>PrintWriter out = response.getWriter();</text:p>
      <text:p text:style-name="Standard"><text:s text:c="8"/>out.print("&lt;b&gt;"+ result +"Products created&lt;/b&gt;");</text:p>
      <text:p text:style-name="Standard"><text:s text:c="4"/>} catch (SQLException e) {</text:p>
      <text:p text:style-name="Standard"><text:s text:c="8"/>e.printStackTrace();</text:p>
      <text:p text:style-name="Standard"><text:s text:c="4"/>}</text:p>
      <text:p text:style-name="Standard">}</text:p>
      <text:p text:style-name="Standard"/>
      <text:p text:style-name="Standard"># now run “product.html” on server.</text:p>
      <text:p text:style-name="Standard"/>
      <text:p text:style-name="Standard"/>
      <text:p text:style-name="Standard">PREPAREDSTATEMENT ASSIGNMENT:</text:p>
      <text:p text:style-name="Standard"># copy “product.html” and paste it in web-content and rename it as updateProduct.html.</text:p>
      <text:p text:style-name="Standard"/>
      <text:p text:style-name="Standard"/>
      <text:p text:style-name="Standard">&lt;!DOCTYPE HTML PUBLIC "-//W3C//DTD HTML 4.01 Transitional//EN" "http://www.w3.org/TR/html4/loose.dtd"&gt; </text:p>
      <text:p text:style-name="Standard">&lt;html&gt; </text:p>
      <text:p text:style-name="Standard">&lt;head&gt; </text:p>
      <text:p text:style-name="Standard">&lt;title&gt; Product Updation&lt;/title&gt; </text:p>
      <text:p text:style-name="Standard">&lt;/head&gt; </text:p>
      <text:p text:style-name="Standard"><text:soft-page-break/></text:p>
      <text:p text:style-name="Standard">&lt;body&gt; </text:p>
      <text:p text:style-name="Standard">&lt;h2&gt;Enter Product Details&lt;/h2&gt;&lt;br/&gt; </text:p>
      <text:p text:style-name="Standard">&lt;form action="UpdateProductServlet" method="post"&gt; </text:p>
      <text:p text:style-name="Standard">Id : &lt;input type="text" name="id"/&gt;&lt;br/&gt; </text:p>
      <text:p text:style-name="Standard">Price: &lt;input type="text" name="price"/&gt;&lt;br/&gt; </text:p>
      <text:p text:style-name="Standard">&lt;input type="submit" /&gt; </text:p>
      <text:p text:style-name="Standard">&lt;/form&gt; </text:p>
      <text:p text:style-name="Standard">&lt;/body&gt; </text:p>
      <text:p text:style-name="Standard">&lt;/html&gt; </text:p>
      <text:p text:style-name="Standard"/>
      <text:p text:style-name="Standard"># copy “ProductServlet.java” and paste it in same folder and rename it as “UpdateProductServlet”;</text:p>
      <text:p text:style-name="Standard"># open “UpdateProductServlet”.</text:p>
      <text:p text:style-name="Standard"># change the uri mapping to “UpdateProductServlet”.</text:p>
      <text:p text:style-name="Standard"/>
      <text:p text:style-name="Standard">Connection con;</text:p>
      <text:p text:style-name="Standard">PreparedStatement stmt;</text:p>
      <text:p text:style-name="Standard"/>
      <text:p text:style-name="Standard">public void init() {</text:p>
      <text:p text:style-name="Standard"><text:s text:c="4"/>try {</text:p>
      <text:p text:style-name="Standard"><text:s text:c="8"/>Class.forName("com.mysql.jdbc.Driver");</text:p>
      <text:p text:style-name="Standard"><text:s text:c="8"/>con=DriverManager.getConnection("jdbc:mysql://localhost/mydb","root","Narendra$26");</text:p>
      <text:p text:style-name="Standard"><text:s text:c="8"/>stmt=con.prepareStatement("update product set price=? Where id=?");</text:p>
      <text:p text:style-name="Standard"><text:s text:c="4"/>} catch (ClassNotFoundException e) {</text:p>
      <text:p text:style-name="Standard"><text:s text:c="8"/>e.printStackTrace();</text:p>
      <text:p text:style-name="Standard"><text:s text:c="4"/>} catch (SQLException e) {</text:p>
      <text:p text:style-name="Standard"><text:s text:c="8"/>e.printStackTrace();</text:p>
      <text:p text:style-name="Standard"><text:s text:c="4"/>}</text:p>
      <text:p text:style-name="Standard">}</text:p>
      <text:p text:style-name="Standard"/>
      <text:p text:style-name="Standard"/>
      <text:p text:style-name="Standard">protected void doPost(HttpServletRequest request, HttpServletResponse response) throws ServletException, IOException {</text:p>
      <text:p text:style-name="Standard"><text:s text:c="4"/>int id = Integer.parseInt(request.getParameter("id"));</text:p>
      <text:p text:style-name="Standard"><text:s text:c="4"/>int price= Integer.parseInt(request.getParameter("price"));</text:p>
      <text:p text:style-name="Standard"/>
      <text:p text:style-name="Standard"><text:s text:c="4"/>try {</text:p>
      <text:p text:style-name="Standard"><text:s text:c="8"/>stmt.setInt(1,price);</text:p>
      <text:p text:style-name="Standard"><text:s text:c="8"/>srmt.setInt(2,id);</text:p>
      <text:p text:style-name="Standard"/>
      <text:p text:style-name="Standard"><text:s text:c="8"/>int result= stmt.executeUpdate();</text:p>
      <text:p text:style-name="Standard"/>
      <text:p text:style-name="Standard"><text:s text:c="8"/>response.setContentType("text/html");</text:p>
      <text:p text:style-name="Standard"><text:s text:c="8"/>PrintWriter out = response.getWriter();</text:p>
      <text:p text:style-name="Standard"><text:s text:c="8"/>out.print("&lt;b&gt;"+ result +"Products updated&lt;/b&gt;");</text:p>
      <text:p text:style-name="Standard"><text:s text:c="4"/>} catch (SQLException e) {</text:p>
      <text:p text:style-name="Standard"><text:s text:c="8"/>e.printStackTrace();</text:p>
      <text:p text:style-name="Standard"><text:s text:c="4"/>}</text:p>
      <text:p text:style-name="Standard">}</text:p>
      <text:p text:style-name="Standard"/>
      <text:p text:style-name="Standard"># now run “updateProduct.html” on server.</text:p>
      <text:p text:style-name="Standard"/>
      <text:p text:style-name="Standard"><text:soft-page-break/></text:p>
      <text:p text:style-name="Standard"/>
      <text:p text:style-name="Standard"/>
      <text:p text:style-name="Standard">INTER SERVLET COMMUNICATION:</text:p>
      <text:p text:style-name="Standard"># communication between servlets and jsp <text:s/>are called inter servlet communication or request dispatching.</text:p>
      <text:p text:style-name="Standard"># for this we use “RequestDispatcher” api.</text:p>
      <text:p text:style-name="Standard"><text:tab/>RequestDispatcher rd = request.getRequestDispatcher(uri); <text:s text:c="2"/></text:p>
      <text:p text:style-name="Standard">// this uri is of next step/page.</text:p>
      <text:p text:style-name="Standard"># request dispatching/ inter servlet communication can be done in two ways:</text:p>
      <text:p text:style-name="Standard"> rd.forward(request,response); </text:p>
      <text:p text:style-name="Standard"> rd.include(request,respose);</text:p>
      <text:p text:style-name="Standard">USECASE:</text:p>
      <text:p text:style-name="Standard"># login system.</text:p>
      <text:p text:style-name="Standard"/>
      <text:p text:style-name="Standard">PROJECT CREATION:</text:p>
      <text:p text:style-name="Standard"># create a dynamic web project and name it as “InterServletCommmunication”.</text:p>
      <text:p text:style-name="Standard"># copy the login.html file into web-content folder.</text:p>
      <text:p text:style-name="Standard">login.html file:</text:p>
      <text:p text:style-name="Standard"><text:tab/>&lt;html&gt; </text:p>
      <text:p text:style-name="Standard"><text:tab/>&lt;head&gt; </text:p>
      <text:p text:style-name="Standard"><text:tab/>&lt;title&gt; Login Page &lt;/title&gt; </text:p>
      <text:p text:style-name="Standard"><text:tab/>&lt;/head&gt; </text:p>
      <text:p text:style-name="Standard"><text:tab/>&lt;body&gt; </text:p>
      <text:p text:style-name="Standard"><text:tab/>&lt;form action="loginServlet" method="post"&gt; </text:p>
      <text:p text:style-name="Standard"><text:tab/>Email : &lt;input type="text" name="userName"/&gt;&lt;br/&gt; </text:p>
      <text:p text:style-name="Standard"><text:tab/>Password: &lt;input type="password" name="password"/&gt;&lt;br/&gt; </text:p>
      <text:p text:style-name="Standard"><text:tab/>&lt;input type="submit" /&gt; </text:p>
      <text:p text:style-name="Standard"><text:tab/>&lt;/form&gt; </text:p>
      <text:p text:style-name="Standard"><text:tab/>&lt;/body&gt; </text:p>
      <text:p text:style-name="Standard"><text:tab/>&lt;/html&gt; </text:p>
      <text:p text:style-name="Standard"><text:tab/></text:p>
      <text:p text:style-name="Standard"/>
      <text:p text:style-name="Standard">CREATE THE LOGIN SERVLET:</text:p>
      <text:p text:style-name="Standard"># right click on src folder and create new servlet and give it a name as “LoginServlet” and give a package name as well and hit finish.</text:p>
      <text:p text:style-name="Standard"># change the uri to “loginServlet”.</text:p>
      <text:p text:style-name="Standard"># remove the constructor and doGet() method.</text:p>
      <text:p text:style-name="Standard"/>
      <text:p text:style-name="Standard">protected void doPost(HttpServletRequest request, HttpServletResponse response) throws ServletException, IOException {</text:p>
      <text:p text:style-name="Standard"><text:s text:c="4"/>String userName = request.getParameter("userName");</text:p>
      <text:p text:style-name="Standard"><text:s text:c="4"/>String password = request.getParameter("password");</text:p>
      <text:p text:style-name="Standard"/>
      <text:p text:style-name="Standard"><text:s text:c="4"/>try {</text:p>
      <text:p text:style-name="Standard"><text:s text:c="8"/>Class.forName(com.mysql.jdbc.Driver);</text:p>
      <text:p text:style-name="Standard"><text:s text:c="8"/>Connection con = DriverManager.getConnection("jdbc:mysql://localhost/mydb","root","Narendra$26");</text:p>
      <text:p text:style-name="Standard"><text:s text:c="8"/>Statement statement = con.createStatement();</text:p>
      <text:p text:style-name="Standard"><text:s text:c="8"/>ResultSet resultSet = statement.executeQuery("select * from user where email= '"+userName+"' and password= '"+password++"');</text:p>
      <text:p text:style-name="Standard"><text:s text:c="4"/>}</text:p>
      <text:p text:style-name="Standard"><text:soft-page-break/><text:s text:c="5"/>catch (SQLException e) {</text:p>
      <text:p text:style-name="Standard"><text:s text:c="8"/>e.printStackTrace();</text:p>
      <text:p text:style-name="Standard"><text:s text:c="4"/>} catch (ClassNotFoundException e) {</text:p>
      <text:p text:style-name="Standard"><text:s text:c="8"/>e.printStackTrace();</text:p>
      <text:p text:style-name="Standard"><text:s text:c="4"/>}</text:p>
      <text:p text:style-name="Standard">}</text:p>
      <text:p text:style-name="Standard"/>
      <text:p text:style-name="Standard"/>
      <text:p text:style-name="Standard">HANDLE LOGIN SUCCESS:</text:p>
      <text:p text:style-name="Standard">protected void doPost(HttpServletRequest request, HttpServletResponse response) throws ServletException, IOException {</text:p>
      <text:p text:style-name="Standard"><text:s text:c="4"/>String userName = request.getParameter("userName");</text:p>
      <text:p text:style-name="Standard"><text:s text:c="4"/>String password = request.getParameter("password");</text:p>
      <text:p text:style-name="Standard"/>
      <text:p text:style-name="Standard"><text:s text:c="4"/>try {</text:p>
      <text:p text:style-name="Standard"><text:s text:c="8"/>Class.forName(com.mysql.jdbc.Driver);</text:p>
      <text:p text:style-name="Standard"><text:s text:c="8"/>Connection con = DriverManager.getConnection("jdbc:mysql://localhost/mydb","root","Narendra$26");</text:p>
      <text:p text:style-name="Standard"><text:s text:c="8"/>Statement statement = con.createStatement();</text:p>
      <text:p text:style-name="Standard"><text:s text:c="8"/>ResultSet resultSet = statement.executeQuery("select * from user where email= '"+userName+"' and password= '"+password+"');</text:p>
      <text:p text:style-name="Standard"><text:s text:c="8"/>RequestDispatcher requestDispatcher = request.getRequestDispatcher("homeServlet");</text:p>
      <text:p text:style-name="Standard"><text:s text:c="8"/>if (resultSet.next()) {</text:p>
      <text:p text:style-name="Standard"><text:s text:c="12"/>request.setAttribute(" message","welcome to Interservlet communication"+userName);</text:p>
      <text:p text:style-name="Standard"><text:s text:c="12"/>requestDispatcher.forward(request,response);</text:p>
      <text:p text:style-name="Standard"><text:s text:c="8"/>}</text:p>
      <text:p text:style-name="Standard"><text:s text:c="4"/>}</text:p>
      <text:p text:style-name="Standard"><text:s text:c="5"/>catch (SQLException e) {</text:p>
      <text:p text:style-name="Standard"><text:s text:c="8"/>e.printStackTrace();</text:p>
      <text:p text:style-name="Standard"><text:s text:c="4"/>} catch (ClassNotFoundException e) {</text:p>
      <text:p text:style-name="Standard"><text:s text:c="8"/>e.printStackTrace();</text:p>
      <text:p text:style-name="Standard"><text:s text:c="4"/>}</text:p>
      <text:p text:style-name="Standard">}</text:p>
      <text:p text:style-name="Standard"/>
      <text:p text:style-name="Standard">HANDLE LOGIN FAILURE:</text:p>
      <text:p text:style-name="Standard">protected void doPost(HttpServletRequest request, HttpServletResponse response) throws ServletException, IOException {</text:p>
      <text:p text:style-name="Standard"><text:s text:c="4"/>String userName = request.getParameter("userName");</text:p>
      <text:p text:style-name="Standard"><text:s text:c="4"/>String password = request.getParameter("password");</text:p>
      <text:p text:style-name="Standard"/>
      <text:p text:style-name="Standard"><text:s text:c="4"/>try {</text:p>
      <text:p text:style-name="Standard"><text:s text:c="8"/>Class.forName(com.mysql.jdbc.Driver);</text:p>
      <text:p text:style-name="Standard"><text:s text:c="8"/>Connection con = DriverManager.getConnection("jdbc:mysql://localhost/mydb","root","Narendra$26");</text:p>
      <text:p text:style-name="Standard"><text:s text:c="8"/>Statement statement = con.createStatement();</text:p>
      <text:p text:style-name="Standard"><text:s text:c="8"/>ResultSet resultSet = statement.executeQuery("select * from user where email= '"+userName+"' and password= '"+password+"');</text:p>
      <text:p text:style-name="Standard"/>
      <text:p text:style-name="Standard"/>
      <text:p text:style-name="Standard"><text:tab/></text:p>
      <text:p text:style-name="Standard"/>
      <text:p text:style-name="Standard"/>
      <text:p text:style-name="Standard"><text:soft-page-break/><text:s text:c="8"/>RequestDispatcher requestDispatcher = request.getRequestDispatcher("homeServlet");</text:p>
      <text:p text:style-name="Standard"><text:s text:c="8"/>if (resultSet.next()) {</text:p>
      <text:p text:style-name="Standard"><text:s text:c="12"/>request.setAttribute(" message","welcome to Interservlet communication"+userName);</text:p>
      <text:p text:style-name="Standard"><text:s text:c="12"/>requestDispatcher.forward(request,response);</text:p>
      <text:p text:style-name="Standard"><text:s text:c="8"/>}</text:p>
      <text:p text:style-name="Standard"><text:s text:c="8"/>else {</text:p>
      <text:p text:style-name="Standard"><text:s text:c="12"/>requestDispatcher = request.getRequestDispatcher("login.html");</text:p>
      <text:p text:style-name="Standard"><text:s text:c="12"/>requestDispatcher.include(request,response);</text:p>
      <text:p text:style-name="Standard"><text:s text:c="8"/>}</text:p>
      <text:p text:style-name="Standard"><text:s text:c="4"/>}</text:p>
      <text:p text:style-name="Standard"><text:s text:c="5"/>catch (SQLException e) {</text:p>
      <text:p text:style-name="Standard"><text:s text:c="8"/>e.printStackTrace();</text:p>
      <text:p text:style-name="Standard"><text:s text:c="4"/>} catch (ClassNotFoundException e) {</text:p>
      <text:p text:style-name="Standard"><text:s text:c="8"/>e.printStackTrace();</text:p>
      <text:p text:style-name="Standard"><text:s text:c="4"/>}</text:p>
      <text:p text:style-name="Standard">}</text:p>
      <text:p text:style-name="Standard"/>
      <text:p text:style-name="Standard">CREATE THE HOME SERVLET:</text:p>
      <text:p text:style-name="Standard"># create a new servlet in package under src folder and name it as “HomeServlet”.</text:p>
      <text:p text:style-name="Standard"># change the uri to “homeServlet”.</text:p>
      <text:p text:style-name="Standard"># remove all the method except doGet() method.</text:p>
      <text:p text:style-name="Standard">protected void doGet(HttpServletRequest request, HttpServletResponse response) throws ServletException, IOException {</text:p>
      <text:p text:style-name="Standard"><text:s text:c="4"/>PrintWriter out = response.getWriter();</text:p>
      <text:p text:style-name="Standard"><text:s text:c="4"/>response.setContentType("text/html");</text:p>
      <text:p text:style-name="Standard"><text:s text:c="4"/>out.print(request.getAttribute("message"));</text:p>
      <text:p text:style-name="Standard">}</text:p>
      <text:p text:style-name="Standard">protected void doPost(HttpServletRequest request, HttpServletResponse response) throws ServletException, IOException {</text:p>
      <text:p text:style-name="Standard"><text:s text:c="4"/>PrintWriter out = response.getWriter();</text:p>
      <text:p text:style-name="Standard"><text:s text:c="4"/>response.setContentType("text/html");</text:p>
      <text:p text:style-name="Standard"><text:s text:c="4"/>out.print(request.getAttribute("message"));</text:p>
      <text:p text:style-name="Standard">}</text:p>
      <text:p text:style-name="Standard"/>
      <text:p text:style-name="Standard"># run “login.html” on server.</text:p>
      <text:p text:style-name="Standard">PREINITIALIZATION OF SERVLETS:</text:p>
      <text:p text:style-name="Standard">PRE-INITIALIZATION:</text:p>
      <text:p text:style-name="Standard"># There are two types of initialization:</text:p>
      <text:p text:style-name="Standard">1) Lazy initialization</text:p>
      <text:p text:style-name="Standard">2) pre-initialization</text:p>
      <text:p text:style-name="Standard"># lazy initialization is the default initialization in sevlet.</text:p>
      <text:p text:style-name="Standard"><text:s/># when container initialize the servlet before the client request comes in is called as pre-initialization.</text:p>
      <text:p text:style-name="Standard"># we can do pre-initialization by using &lt;load-on-startup&gt; element in web.xml file.</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here 1 &amp; 2 between &lt;load-on-startup&gt; element is the priority to pre-initialize the servlet.</text:p>
      <text:p text:style-name="Standard"/>
      <text:p text:style-name="Standard">PREINITIALIZATION USING ANNOTATIONS:</text:p>
      <text:p text:style-name="Standard"># create a new dynamic web project and give it a name “PreInitDemo”.</text:p>
      <text:p text:style-name="Standard"># create a new servlet in src folder and give a class name as “PreInitServlet” and some package name.</text:p>
      <text:p text:style-name="Standard"># now change the uri to preInitServlet.</text:p>
      <text:p text:style-name="Standard"># delete the constructor.</text:p>
      <text:p text:style-name="Standard">@WebServlet(urlPatterns="/preInitServlet",loadOnStartup=0)</text:p>
      <text:p text:style-name="Standard"/>
      <text:p text:style-name="Standard">public void init() {</text:p>
      <text:p text:style-name="Standard"><text:s text:c="4"/>System.out.println("Inside the init method");</text:p>
      <text:p text:style-name="Standard">}</text:p>
      <text:p text:style-name="Standard"/>
      <text:p text:style-name="Standard">protected void doPost(HttpServletRequest request, HttpServletResponse response) throws ServletException, IOException {</text:p>
      <text:p text:style-name="Standard"><text:s text:c="4"/>response.getWriter().write("from the pre init servlet");</text:p>
      <text:p text:style-name="Standard">}</text:p>
      <text:p text:style-name="Standard"/>
      <text:p text:style-name="Standard"># now run “Preinitservlet.java” on server.</text:p>
      <text:p text:style-name="Standard"/>
      <text:p text:style-name="Standard">PREINITIALIZATION USING web.xml:</text:p>
      <text:p text:style-name="Standard"># copy the web.xml file from other project and paste it in WEB-INF folder, now we will edit it.</text:p>
      <text:p text:style-name="Standard"># delete the welcome file list.</text:p>
      <text:p text:style-name="Standard"># delete the servlet part also.</text:p>
      <text:p text:style-name="Standard"># change the display name to PreInitDemo.</text:p>
      <text:p text:style-name="Standard">&lt;servlet&gt;</text:p>
      <text:p text:style-name="Standard"><text:s text:c="4"/>&lt;servlet-name&gt;preInitServlet&lt;/servlet-name&gt;</text:p>
      <text:p text:style-name="Standard"><text:s text:c="4"/>&lt;servlet-class&gt;packagename.preInitServlet&lt;servlet-class&gt;</text:p>
      <text:p text:style-name="Standard"><text:s text:c="4"/>&lt;load-on-startup&gt;0&lt;load-on-startup&gt;</text:p>
      <text:p text:style-name="Standard">&lt;/servlet&gt;</text:p>
      <text:p text:style-name="Standard">&lt;servlet-mapping&gt;</text:p>
      <text:p text:style-name="Standard"><text:s text:c="4"/>&lt;servlet-name&gt;preInitServlet&lt;/servlet-name&gt;</text:p>
      <text:p text:style-name="Standard"><text:s text:c="4"/>&lt;url-pattern&gt;/preInitServlet&lt;/url-pattern&gt;</text:p>
      <text:p text:style-name="Standard">&lt;/servlet-mapping&gt;</text:p>
      <text:p text:style-name="Standard"/>
      <text:p text:style-name="Standard">SERVLET LISTENERS:</text:p>
      <text:p text:style-name="Standard">LISTNERS:</text:p>
      <text:p text:style-name="Standard"># listners enable our application to react to some event that happen in our container.</text:p>
      <text:p text:style-name="Standard"># to create the listners we implement the listener interface.</text:p>
      <text:p text:style-name="Standard"/>
      <text:p text:style-name="Standard">CREATE THE LISTNER:</text:p>
      <text:p text:style-name="Standard"># create a dynamic web application and give a name as “ListnerDemo”.</text:p>
      <text:p text:style-name="Standard"># create a new servlet in src folder with name as “ListnerDemoServlet” and some package name.</text:p>
      <text:p text:style-name="Standard">(we are not going to do any changes in ListnerDemoServlet)</text:p>
      <text:p text:style-name="Standard"># create “listener” in the src folder and give it a name as “RequestListner” and give a package name and click next and select “Lifecycle” from Servlet request events and hit finish.</text:p>
      <text:p text:style-name="Standard"># go into RequestListner and delete the constructor and change args0 to event.</text:p>
      <text:p text:style-name="Standard">public void requestDestroyed(ServletRequestEvent event) {</text:p>
      <text:p text:style-name="Standard"><text:s text:c="4"/>System.out.println("Request Destroyed");</text:p>
      <text:p text:style-name="Standard">}</text:p>
      <text:p text:style-name="Standard"><text:soft-page-break/>public void requestInitialized(ServletRequestEvent event) {</text:p>
      <text:p text:style-name="Standard"><text:s text:c="4"/>System.out.println("Request Created");</text:p>
      <text:p text:style-name="Standard">}</text:p>
      <text:p text:style-name="Standard"># run “ListnerDemoServlet” on server.</text:p>
      <text:p text:style-name="Standard">SERVLET FILTERS:</text:p>
      <text:p text:style-name="Standard">FILTERS:</text:p>
      <text:p text:style-name="Standard"># a filter is java class that can intercept the request and response cycles of a servlet.</text:p>
      <text:p text:style-name="Standard"># filter chaining means multiple filters in chain.</text:p>
      <text:p text:style-name="Standard"/>
      <text:p text:style-name="Standard">CREATE THE SERVLET:</text:p>
      <text:p text:style-name="Standard"># create a new dynamic web project and name it as “FiltersDemo”.</text:p>
      <text:p text:style-name="Standard"># create a servlet in src folder and give it a name as “FilterDemoServlet” and some package name and finish.</text:p>
      <text:p text:style-name="Standard"># delete the dopost() and constructor.</text:p>
      <text:p text:style-name="Standard">protected void doGet(HttpServletRequest request, HttpServletResponse response) throws ServletException, IOException {</text:p>
      <text:p text:style-name="Standard"><text:s text:c="4"/>PrintWriter out = response.getWriter();</text:p>
      <text:p text:style-name="Standard"><text:s text:c="4"/>out.print("From the servlet"):</text:p>
      <text:p text:style-name="Standard">}</text:p>
      <text:p text:style-name="Standard"/>
      <text:p text:style-name="Standard">CREATE THE FILTER:</text:p>
      <text:p text:style-name="Standard"># create a filter in the package under src folder, and name it as “DemoFilter” and finish.</text:p>
      <text:p text:style-name="Standard"># delete the constructor.</text:p>
      <text:p text:style-name="Standard"># change the url to “FilterDemoServlet”.</text:p>
      <text:p text:style-name="Standard">public void doFilter(ServletRequest request, ServletResponse response, FilterChain chain) throws IOException, ServletException {</text:p>
      <text:p text:style-name="Standard"><text:s text:c="4"/>PrintWriter out = response.getWriter();</text:p>
      <text:p text:style-name="Standard"><text:s text:c="4"/>out.print("pre servlet");</text:p>
      <text:p text:style-name="Standard"><text:s text:c="4"/>chain.doFilter(request,response);</text:p>
      <text:p text:style-name="Standard"><text:s text:c="4"/>out.print("post servlet");</text:p>
      <text:p text:style-name="Standard"/>
      <text:p text:style-name="Standard"/>
      <text:p text:style-name="Standard">}</text:p>
      <text:p text:style-name="Standard"/>
      <text:p text:style-name="Standard"># run “FilterDemoServlet” on server.</text:p>
      <text:p text:style-name="Standard"/>
      <text:p text:style-name="Standard">JSP BASICS:</text:p>
      <text:p text:style-name="Standard">JSP INTRODUCTION:</text:p>
      <text:p text:style-name="Standard"># jsp stands for “java server pages”.</text:p>
      <text:p text:style-name="Standard"># jsp runs on a jsp container.</text:p>
      <text:p text:style-name="Standard"># jsp can do all the things that a servlet can do, and jsp is advanced.</text:p>
      <text:p text:style-name="Standard"># if we want more content on page we usually use jsp and if somewhere logic is more important than use servle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text:tab/></text:p>
      <text:p text:style-name="Standard"/>
      <text:p text:style-name="Standard"/>
      <text:p text:style-name="Standard">JSP ELEMENTS:</text:p>
      <text:p text:style-name="Standard"/>
      <text:p text:style-name="Standard"/>
      <text:p text:style-name="Standard"/>
      <text:p text:style-name="Standard"/>
      <text:p text:style-name="Standard"/>
      <text:p text:style-name="Standard"/>
      <text:p text:style-name="Standard"/>
      <text:p text:style-name="Standard"/>
      <text:p text:style-name="Standard">JSP LIFECYCLE METHOD AND PHAS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HELLO JSP WORLD:</text:p>
      <text:p text:style-name="Standard"># create a dynamic web project and give a name “JSPBasics” and hit finish.</text:p>
      <text:p text:style-name="Standard"># right click on webContent folder and create a jsp file and give a name “helloWorld”.</text:p>
      <text:p text:style-name="Standard"># usually the name of jsp file starts from lowercase and camel case.</text:p>
      <text:p text:style-name="Standard"># It looks very similar to html page</text:p>
      <text:p text:style-name="Standard"> change title to “Hello World”.</text:p>
      <text:p text:style-name="Standard"> put “Hello JSP World” in h1 tag.</text:p>
      <text:p text:style-name="Standard"># run your jsp page (helloWorld.jsp) on server.</text:p>
      <text:p text:style-name="Standard"/>
      <text:p text:style-name="Standard">IMPLICIT OBJECTS:</text:p>
      <text:p text:style-name="Standard"># there are 9 implict object are available to every jsp page.</text:p>
      <text:p text:style-name="Standard"><text:soft-page-break/><text:s text:c="2"/>Object Name<text:tab/><text:tab/>Type</text:p>
      <text:p text:style-name="Standard"><text:s text:c="2"/>config<text:tab/><text:tab/><text:tab/>ServletConfig</text:p>
      <text:p text:style-name="Standard"><text:s text:c="2"/>request<text:tab/><text:tab/><text:tab/>HttpServletRequest</text:p>
      <text:p text:style-name="Standard"><text:s text:c="2"/>response<text:tab/><text:tab/>HttpServletResponse</text:p>
      <text:p text:style-name="Standard"><text:s text:c="2"/>session<text:tab/><text:tab/><text:tab/>HttpSession</text:p>
      <text:p text:style-name="Standard"><text:s text:c="2"/>application<text:tab/><text:tab/>ServletContext</text:p>
      <text:p text:style-name="Standard"><text:s text:c="2"/>page<text:tab/><text:tab/><text:tab/>java.lang.Object</text:p>
      <text:p text:style-name="Standard"><text:s text:c="2"/>pageContext<text:tab/><text:tab/>javax.servlet.jsp.PageContext</text:p>
      <text:p text:style-name="Standard"><text:s text:c="2"/>exception<text:tab/><text:tab/>java.lang.Throwable</text:p>
      <text:p text:style-name="Standard"><text:s text:c="2"/>out <text:tab/><text:tab/><text:tab/>javax.servlet.jsp.JSPWriter</text:p>
      <text:p text:style-name="Standard"/>
      <text:p text:style-name="Standard">JSP SCRIPTING ELEMENTS:</text:p>
      <text:p text:style-name="Standard"/>
      <text:p text:style-name="Standard"/>
      <text:p text:style-name="Standard"/>
      <text:p text:style-name="Standard"/>
      <text:p text:style-name="Standard"/>
      <text:p text:style-name="Standard"/>
      <text:p text:style-name="Standard">SUM OF TWO NUMBERS:</text:p>
      <text:p text:style-name="Standard"># create a “numbers.html” file in the WebContent folder.</text:p>
      <text:p text:style-name="Standard">&lt;!DOCTYPE html&gt;</text:p>
      <text:p text:style-name="Standard">&lt;html&gt;</text:p>
      <text:p text:style-name="Standard">&lt;head&gt;</text:p>
      <text:p text:style-name="Standard"><text:s text:c="4"/>&lt;meta charset="UTF-8"&gt;</text:p>
      <text:p text:style-name="Standard"><text:s text:c="4"/>&lt;title&gt;Addition&lt;/title&gt;</text:p>
      <text:p text:style-name="Standard">&lt;/head&gt;</text:p>
      <text:p text:style-name="Standard">&lt;body&gt;</text:p>
      <text:p text:style-name="Standard"><text:s text:c="4"/>&lt;form action="addition.jsp"&gt;</text:p>
      <text:p text:style-name="Standard"><text:s text:c="8"/>&lt;h2&gt;Enter the Numbers&lt;/h2&gt;&lt;br&gt;</text:p>
      <text:p text:style-name="Standard"><text:s text:c="8"/>Number1: &lt;input type="text" name="number1"/&gt;&lt;br&gt;</text:p>
      <text:p text:style-name="Standard"><text:s text:c="8"/>Number2: &lt;input type="text" name="number2"/&gt;&lt;br&gt;</text:p>
      <text:p text:style-name="Standard"><text:s text:c="8"/>&lt;input type="submit" name="submit"/&gt;</text:p>
      <text:p text:style-name="Standard"><text:s text:c="4"/>&lt;/form&gt;</text:p>
      <text:p text:style-name="Standard"><text:s text:c="4"/></text:p>
      <text:p text:style-name="Standard">&lt;/body&gt;</text:p>
      <text:p text:style-name="Standard">&lt;/html&gt;</text:p>
      <text:p text:style-name="Standard"/>
      <text:p text:style-name="Standard"># create a new jsp file in webContent folder and name it as “addition.jsp” and hit finish.</text:p>
      <text:p text:style-name="Standard"># change the title to “Addition of two numbers”</text:p>
      <text:p text:style-name="Standard">&lt;% </text:p>
      <text:p text:style-name="Standard"><text:s/>int num1=Integer.parseInt(request.getParameter("number1"));</text:p>
      <text:p text:style-name="Standard"><text:s/>int num2=Integer.parseInt(request.getParameter("number2"));</text:p>
      <text:p text:style-name="Standard">%&gt;</text:p>
      <text:p text:style-name="Standard">Sum Of &lt;%=num1 %&gt; and &lt;%=num2 %&gt; is &lt;%=num1+num2 %&gt;</text:p>
      <text:p text:style-name="Standard">YOU CAN WRITE THIS INSIDE OR OUTSIDE BODY IT DOESN’T MATTER.</text:p>
      <text:p text:style-name="Standard"># run “numbers.html” on server.</text:p>
      <text:p text:style-name="Standard"/>
      <text:p text:style-name="Standard"/>
      <text:p text:style-name="Standard"/>
      <text:p text:style-name="Standard">JSP DIRECTIVES:</text:p>
      <text:p text:style-name="Standard"># jsp directives is nothing but instructions to the container (that how should be the servlet), when container converts jsp to servlet.</text:p>
      <text:p text:style-name="Standard"><text:soft-page-break/># there are 3 types of directive:</text:p>
      <text:p text:style-name="Standard"> include – to include other jsp pages to our jsp page. </text:p>
      <text:p text:style-name="Standard"><text:s text:c="5"/>(&lt;%@include file= “”%&gt;)</text:p>
      <text:p text:style-name="Standard"> page – it has 13 attributes but we don’t change/touch those.</text:p>
      <text:p text:style-name="Standard"> taglib – this allows us to use tags.</text:p>
      <text:p text:style-name="Standard"/>
      <text:p text:style-name="Standard">ACCOUNT CREATION PROJECT SETUP:</text:p>
      <text:p text:style-name="Standard"># paste “openaccount.html” file into webcontent folder.</text:p>
      <text:p text:style-name="Standard"><text:tab/>&lt;!DOCTYPE html&gt;</text:p>
      <text:p text:style-name="Standard"><text:tab/>&lt;html&gt;</text:p>
      <text:p text:style-name="Standard"><text:tab/>&lt;head&gt;</text:p>
      <text:p text:style-name="Standard"><text:tab/>&lt;meta charset="UTF-8"&gt;</text:p>
      <text:p text:style-name="Standard"><text:tab/>&lt;title&gt;Open Account&lt;/title&gt;</text:p>
      <text:p text:style-name="Standard"><text:tab/>&lt;/head&gt;</text:p>
      <text:p text:style-name="Standard"><text:tab/>&lt;body&gt;</text:p>
      <text:p text:style-name="Standard"><text:tab/>&lt;form action="openaccount.jsp" method="post"&gt;</text:p>
      <text:p text:style-name="Standard"><text:tab/>&lt;input type="text" name="accno" /&gt;</text:p>
      <text:p text:style-name="Standard"><text:tab/>&lt;input type="text" name="lastname" /&gt;</text:p>
      <text:p text:style-name="Standard"><text:tab/>&lt;input type="text" name="firstname" /&gt; </text:p>
      <text:p text:style-name="Standard"><text:tab/>&lt;input type="text" name="bal" /&gt;</text:p>
      <text:p text:style-name="Standard"><text:tab/>&lt;input type="submit" /&gt;</text:p>
      <text:p text:style-name="Standard"><text:tab/>&lt;/form&gt;</text:p>
      <text:p text:style-name="Standard"><text:tab/>&lt;/body&gt;</text:p>
      <text:p text:style-name="Standard"><text:tab/>&lt;/html&gt;</text:p>
      <text:p text:style-name="Standard"/>
      <text:p text:style-name="Standard"># create a new jsp file in webcontent folder and name it as “openaccount.jsp”.</text:p>
      <text:p text:style-name="Standard"># add (import=“java.sql.*”) inside &lt;%@ ---- %&gt;</text:p>
      <text:p text:style-name="Standard"># delete all the lines in that html page except the first line.</text:p>
      <text:p text:style-name="Standard"># and add this:</text:p>
      <text:p text:style-name="Standard">&lt;%! Connection con;</text:p>
      <text:p text:style-name="Standard"><text:tab/>PreparedStatement ps: %&gt;</text:p>
      <text:p text:style-name="Standard"/>
      <text:p text:style-name="Standard">OVERRIDE JSPINIT AND JSPDESTROY METHOD:</text:p>
      <text:p text:style-name="Standard">&lt;%! Connection con;</text:p>
      <text:p text:style-name="Standard"><text:s text:c="4"/>PreparedStatement ps;</text:p>
      <text:p text:style-name="Standard"/>
      <text:p text:style-name="Standard"><text:s text:c="4"/>public void jspInit() {</text:p>
      <text:p text:style-name="Standard"><text:s text:c="8"/>try {</text:p>
      <text:p text:style-name="Standard"><text:tab/><text:tab/> Class.forName("com.mysql.jdbc.Driver");</text:p>
      <text:p text:style-name="Standard"><text:s text:c="12"/>con = DriverManager.getConnection("jdbc:mysql://localhost/mydb","root","Narendra$26");</text:p>
      <text:p text:style-name="Standard"><text:s text:c="12"/>ps = con.prepareStatement("insert into account value(?,?,?,?)");</text:p>
      <text:p text:style-name="Standard"><text:s text:c="8"/>} catch (Exception e) {</text:p>
      <text:p text:style-name="Standard"><text:s text:c="12"/>e.printStackTrace();</text:p>
      <text:p text:style-name="Standard"><text:s text:c="8"/>}</text:p>
      <text:p text:style-name="Standard"><text:s text:c="4"/>}</text:p>
      <text:p text:style-name="Standard"/>
      <text:p text:style-name="Standard"><text:s text:c="4"/>public void jspDestroy() {</text:p>
      <text:p text:style-name="Standard"><text:s text:c="8"/>try {</text:p>
      <text:p text:style-name="Standard"><text:s text:c="12"/>ps.close();</text:p>
      <text:p text:style-name="Standard"><text:s text:c="12"/>con.close();</text:p>
      <text:p text:style-name="Standard"><text:s text:c="8"/>} catch (Exception e) {</text:p>
      <text:p text:style-name="Standard"><text:s text:c="12"/>e.printStackTrace();</text:p>
      <text:p text:style-name="Standard"><text:soft-page-break/><text:s text:c="8"/>}</text:p>
      <text:p text:style-name="Standard"><text:s text:c="4"/>} %&gt;</text:p>
      <text:p text:style-name="Standard"/>
      <text:p text:style-name="Standard"/>
      <text:p text:style-name="Standard"/>
      <text:p text:style-name="Standard"/>
      <text:p text:style-name="Standard">CODE THE INSERT LOGIC:</text:p>
      <text:p text:style-name="Standard"/>
      <text:p text:style-name="Standard">&lt;% </text:p>
      <text:p text:style-name="Standard"><text:s text:c="8"/>int accno = Integer.parseInt(request.getParameter("accno"));</text:p>
      <text:p text:style-name="Standard"><text:s text:c="8"/>String lastName = request.getParameter("lastname");</text:p>
      <text:p text:style-name="Standard"><text:s text:c="8"/>String firstName = request.getParameter("firstname");</text:p>
      <text:p text:style-name="Standard"><text:s text:c="8"/>int bal = Integer.parseInt(request.getParameter("bal"););</text:p>
      <text:p text:style-name="Standard"/>
      <text:p text:style-name="Standard"><text:s text:c="8"/>ps.setInt(1,accno);</text:p>
      <text:p text:style-name="Standard"><text:s text:c="8"/>ps.setString(2,lastName);</text:p>
      <text:p text:style-name="Standard"><text:s text:c="8"/>ps.setString(3,firstName);</text:p>
      <text:p text:style-name="Standard"><text:s text:c="8"/>ps.setInt(4,bal);</text:p>
      <text:p text:style-name="Standard"/>
      <text:p text:style-name="Standard"><text:s text:c="8"/>ps.executeUpdate();</text:p>
      <text:p text:style-name="Standard"><text:s text:c="4"/>%&gt;</text:p>
      <text:p text:style-name="Standard"/>
      <text:p text:style-name="Standard">COPY THIS CODE IN THE ABOVE FILE (openaccount.jsp).</text:p>
      <text:p text:style-name="Standard"/>
      <text:p text:style-name="Standard"/>
      <text:p text:style-name="Standard">APPLICATION IN ACTION:</text:p>
      <text:p text:style-name="Standard"/>
      <text:p text:style-name="Standard"># copy the mysql connector.jar file to web-INF/lib folder.</text:p>
      <text:p text:style-name="Standard"># run “openaccount.html” on server.</text:p>
      <text:p text:style-name="Standard"/>
      <text:p text:style-name="Standard">&lt;%@ include file= “openaccount.html” %&gt;</text:p>
      <text:p text:style-name="Standard"/>
      <text:p text:style-name="Standard">EXCEPTION HANDLING:</text:p>
      <text:p text:style-name="Standard"># create a new dynamic project with name “JSPErrorHandling”.</text:p>
      <text:p text:style-name="Standard"># create a new jsp file in webcontent folder with name “errorHandler.jsp”.</text:p>
      <text:p text:style-name="Standard"># add this attribute (isErrorPage=“true”) to the first line.</text:p>
      <text:p text:style-name="Standard"># change the title to “Error Page”.</text:p>
      <text:p text:style-name="Standard"># put this code inside body tag:</text:p>
      <text:p text:style-name="Standard"><text:tab/>&lt;p&gt;Sorry an error has occured&lt;/p&gt;</text:p>
      <text:p text:style-name="Standard"><text:tab/>&lt;%=exception.getMessage()%&gt;</text:p>
      <text:p text:style-name="Standard"/>
      <text:p text:style-name="Standard"># create a new jsp file inside webcontent folder and name it as “errorGenerator.jsp”.</text:p>
      <text:p text:style-name="Standard"># add this to first line (errorPage=“errorHandler.jsp”).</text:p>
      <text:p text:style-name="Standard"># change title to “Error Generator”.</text:p>
      <text:p text:style-name="Standard"># add this inside body tag:</text:p>
      <text:p text:style-name="Standard"><text:tab/>&lt;% </text:p>
      <text:p text:style-name="Standard"><text:tab/>String s = “123abc”;</text:p>
      <text:p text:style-name="Standard"><text:tab/>int num = Integer.parseInt(s);</text:p>
      <text:p text:style-name="Standard"><text:tab/>%&gt;</text:p>
      <text:p text:style-name="Standard"># run the “errorGenerator” on server.</text:p>
      <text:p text:style-name="Standard"/>
      <text:p text:style-name="Standard">JSP ACTIONS:</text:p>
      <text:p text:style-name="Standard"><text:soft-page-break/># jsp actions are known as jsp tags are run time instructions to the jsp container.</text:p>
      <text:p text:style-name="Standard"># There are two types of tags:</text:p>
      <text:p text:style-name="Standard"> predefined – include ,forward,param,usebean,</text:p>
      <text:p text:style-name="Standard"><text:s text:c="29"/>setProperty,getProperty.</text:p>
      <text:p text:style-name="Standard"> custom tags</text:p>
      <text:p text:style-name="Standard"/>
      <text:p text:style-name="Standard"/>
      <text:p text:style-name="Standard"/>
      <text:p text:style-name="Standard"/>
      <text:p text:style-name="Standard">JSP USEBEAN PROJECT CREATION:</text:p>
      <text:p text:style-name="Standard"># create a new dynamic web project with name “JSPActions”.</text:p>
      <text:p text:style-name="Standard"># copy this “productDetails.html” to webcontent folder.</text:p>
      <text:p text:style-name="Standard">&lt;html&gt;</text:p>
      <text:p text:style-name="Standard"><text:s text:c="8"/>&lt;body&gt;</text:p>
      <text:p text:style-name="Standard"><text:s text:c="12"/>&lt;form action="displayDetails.jsp" method="post" &gt; </text:p>
      <text:p text:style-name="Standard"><text:s text:c="16"/>Product Id: &lt;input type="text" name="id"/&gt;&lt;br&gt;</text:p>
      <text:p text:style-name="Standard"><text:s text:c="16"/>Product Name: &lt;input type="text" name="name"/&gt;&lt;br&gt;</text:p>
      <text:p text:style-name="Standard"><text:s text:c="16"/>Product Description: &lt;input type="text" name="description"/&gt;&lt;br&gt;</text:p>
      <text:p text:style-name="Standard"><text:s text:c="16"/>Product price: &lt;input type="text" name="price"/&gt;&lt;br&gt;</text:p>
      <text:p text:style-name="Standard"><text:s text:c="16"/>&lt;input type="submit"/&gt;</text:p>
      <text:p text:style-name="Standard"><text:s text:c="12"/>&lt;/form&gt;</text:p>
      <text:p text:style-name="Standard"><text:s text:c="8"/>&lt;/body&gt;</text:p>
      <text:p text:style-name="Standard"><text:s text:c="4"/>&lt;/html&gt;</text:p>
      <text:p text:style-name="Standard"/>
      <text:p text:style-name="Standard"># create a class in src folder with name “Product” and some package name.</text:p>
      <text:p text:style-name="Standard"/>
      <text:p text:style-name="Standard">package somepackage;</text:p>
      <text:p text:style-name="Standard">public class Prodcut {</text:p>
      <text:p text:style-name="Standard"><text:s text:c="4"/>private int id;</text:p>
      <text:p text:style-name="Standard"><text:s text:c="4"/>private String name;</text:p>
      <text:p text:style-name="Standard"><text:s text:c="4"/>private String description;</text:p>
      <text:p text:style-name="Standard"><text:s text:c="4"/>private float price;</text:p>
      <text:p text:style-name="Standard"><text:s text:c="4"/></text:p>
      <text:p text:style-name="Standard"><text:s text:c="4"/>public int getId() {</text:p>
      <text:p text:style-name="Standard"><text:s text:c="8"/>return id;</text:p>
      <text:p text:style-name="Standard"><text:s text:c="4"/>}</text:p>
      <text:p text:style-name="Standard"><text:s text:c="4"/>public void setId(int id) {</text:p>
      <text:p text:style-name="Standard"><text:s text:c="8"/>this.id=id;</text:p>
      <text:p text:style-name="Standard"><text:s text:c="4"/>}</text:p>
      <text:p text:style-name="Standard"><text:s text:c="4"/>public String getName() {</text:p>
      <text:p text:style-name="Standard"><text:s text:c="8"/>return name;</text:p>
      <text:p text:style-name="Standard"><text:s text:c="4"/>}</text:p>
      <text:p text:style-name="Standard"><text:s text:c="4"/>public void setName(String name) {</text:p>
      <text:p text:style-name="Standard"><text:s text:c="8"/>this.name=name;</text:p>
      <text:p text:style-name="Standard"><text:s text:c="4"/>}</text:p>
      <text:p text:style-name="Standard"><text:s text:c="4"/>public String getDescription() {</text:p>
      <text:p text:style-name="Standard"><text:s text:c="8"/>return description;</text:p>
      <text:p text:style-name="Standard"><text:s text:c="4"/>}</text:p>
      <text:p text:style-name="Standard"><text:s text:c="4"/>public void setDescription(String description) {</text:p>
      <text:p text:style-name="Standard"><text:s text:c="8"/>this.description=description;</text:p>
      <text:p text:style-name="Standard"><text:s text:c="4"/>}</text:p>
      <text:p text:style-name="Standard"><text:s text:c="4"/>public int getPrice() {</text:p>
      <text:p text:style-name="Standard"><text:soft-page-break/><text:s text:c="8"/>return price;</text:p>
      <text:p text:style-name="Standard"><text:s text:c="4"/>}</text:p>
      <text:p text:style-name="Standard"><text:s text:c="4"/>public void setPrice(int price) {</text:p>
      <text:p text:style-name="Standard"><text:s text:c="8"/>this.price=price;</text:p>
      <text:p text:style-name="Standard"><text:s text:c="4"/>}</text:p>
      <text:p text:style-name="Standard">}</text:p>
      <text:p text:style-name="Standard"/>
      <text:p text:style-name="Standard">CREATE THE JSP:</text:p>
      <text:p text:style-name="Standard"># create “displayDetails.jsp” file in webcontent.</text:p>
      <text:p text:style-name="Standard"># change title to “Product Details”.</text:p>
      <text:p text:style-name="Standard"># this code shoud be inside body tag:</text:p>
      <text:p text:style-name="Standard">&lt;jsp:useBean id="product" <text:s text:c="13"/>class="packagename.Product"&gt;</text:p>
      <text:p text:style-name="Standard"><text:s text:c="4"/>&lt;jsp:setProperty name="product" property="*"/&gt;</text:p>
      <text:p text:style-name="Standard">&lt;/jsp:useBean&gt;</text:p>
      <text:p text:style-name="Standard"/>
      <text:p text:style-name="Standard">Product Details</text:p>
      <text:p text:style-name="Standard">&lt;br/&gt; Id:&lt;jsp:getProperty property="id" name="product" /&gt;</text:p>
      <text:p text:style-name="Standard">&lt;br/&gt; Name:&lt;jsp:getProperty property="name" name="product" /&gt;</text:p>
      <text:p text:style-name="Standard">&lt;br/&gt; Description:&lt;jsp:getProperty property="description" name="product" /&gt;</text:p>
      <text:p text:style-name="Standard">&lt;br/&gt; Price:&lt;jsp:getProperty property="price" name="product" /&gt;</text:p>
      <text:p text:style-name="Standard"># run “productDetails.html” on serv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8T05:12:27.672446496</meta:creation-date>
    <dc:date>2022-02-28T05:21:34.061139255</dc:date>
    <meta:editing-duration>PT9M6S</meta:editing-duration>
    <meta:editing-cycles>1</meta:editing-cycles>
    <meta:document-statistic meta:table-count="0" meta:image-count="0" meta:object-count="0" meta:page-count="34" meta:paragraph-count="1211" meta:word-count="5183" meta:character-count="45810" meta:non-whitespace-character-count="37796"/>
    <meta:generator>LibreOffice/6.4.7.2$Linux_X86_64 LibreOffice_project/40$Build-2</meta:generator>
  </office:meta>
</office:document-meta>
</file>